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eesparticules" table:style-name="ta1">
        <table:shapes>
          <draw:frame draw:z-index="0" draw:style-name="gr1" draw:text-style-name="P1" svg:width="279.18mm" svg:height="151.67mm" svg:x="72.96mm" svg:y="4354.05mm">
            <draw:object draw:notify-on-update-of-ranges="donneesparticules.A641:donneesparticules.A952 donneesparticules.B641:donneesparticules.B952 donneesparticules.A641:donneesparticules.A952 donneesparticules.C641:donneesparticules.C9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Heure</text:p>
          </table:table-cell>
          <table:table-cell table:style-name="ce1" office:value-type="string" calcext:value-type="string">
            <text:p>Pm10</text:p>
          </table:table-cell>
          <table:table-cell table:style-name="ce1" office:value-type="string" calcext:value-type="string">
            <text:p>Pm25</text:p>
          </table:table-cell>
          <table:table-cell table:style-name="ce1" table:number-columns-repeated="1021"/>
        </table:table-row>
        <table:table-row table:style-name="ro1">
          <table:table-cell table:style-name="ce2" office:value-type="time" office:time-value="PT18H02M00S" calcext:value-type="time">
            <text:p>18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8M00S" calcext:value-type="time">
            <text:p>18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0M00S" calcext:value-type="time">
            <text:p>18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4M00S" calcext:value-type="time">
            <text:p>18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6M00S" calcext:value-type="time">
            <text:p>18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1M00S" calcext:value-type="time">
            <text:p>18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2M00S" calcext:value-type="time">
            <text:p>18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5M00S" calcext:value-type="time">
            <text:p>18:25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8M00S" calcext:value-type="time">
            <text:p>18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9M00S" calcext:value-type="time">
            <text:p>18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0M00S" calcext:value-type="time">
            <text:p>18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5M00S" calcext:value-type="time">
            <text:p>18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6M00S" calcext:value-type="time">
            <text:p>18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9M00S" calcext:value-type="time">
            <text:p>18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1M00S" calcext:value-type="time">
            <text:p>18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2M00S" calcext:value-type="time">
            <text:p>18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4M00S" calcext:value-type="time">
            <text:p>18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5M00S" calcext:value-type="time">
            <text:p>18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6M00S" calcext:value-type="time">
            <text:p>18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7M00S" calcext:value-type="time">
            <text:p>18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9M00S" calcext:value-type="time">
            <text:p>18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0M00S" calcext:value-type="time">
            <text:p>18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1M00S" calcext:value-type="time">
            <text:p>18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2M00S" calcext:value-type="time">
            <text:p>18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4M00S" calcext:value-type="time">
            <text:p>18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7M00S" calcext:value-type="time">
            <text:p>18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0M00S" calcext:value-type="time">
            <text:p>19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1M00S" calcext:value-type="time">
            <text:p>19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4M00S" calcext:value-type="time">
            <text:p>19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6M00S" calcext:value-type="time">
            <text:p>19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7M00S" calcext:value-type="time">
            <text:p>19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1M00S" calcext:value-type="time">
            <text:p>19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2M00S" calcext:value-type="time">
            <text:p>19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5M00S" calcext:value-type="time">
            <text:p>19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6M00S" calcext:value-type="time">
            <text:p>19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7M00S" calcext:value-type="time">
            <text:p>19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8M00S" calcext:value-type="time">
            <text:p>19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9M00S" calcext:value-type="time">
            <text:p>19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0M00S" calcext:value-type="time">
            <text:p>19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2M00S" calcext:value-type="time">
            <text:p>19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3M00S" calcext:value-type="time">
            <text:p>19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5M00S" calcext:value-type="time">
            <text:p>19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8M00S" calcext:value-type="time">
            <text:p>19:28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1M00S" calcext:value-type="time">
            <text:p>19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3M00S" calcext:value-type="time">
            <text:p>19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6M00S" calcext:value-type="time">
            <text:p>19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8M00S" calcext:value-type="time">
            <text:p>19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2M00S" calcext:value-type="time">
            <text:p>19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6M00S" calcext:value-type="time">
            <text:p>19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7M00S" calcext:value-type="time">
            <text:p>19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8M00S" calcext:value-type="time">
            <text:p>19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9M00S" calcext:value-type="time">
            <text:p>19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0M00S" calcext:value-type="time">
            <text:p>19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3M00S" calcext:value-type="time">
            <text:p>19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4M00S" calcext:value-type="time">
            <text:p>19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5M00S" calcext:value-type="time">
            <text:p>19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6M00S" calcext:value-type="time">
            <text:p>19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8M00S" calcext:value-type="time">
            <text:p>19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0M00S" calcext:value-type="time">
            <text:p>20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1M00S" calcext:value-type="time">
            <text:p>20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4M00S" calcext:value-type="time">
            <text:p>20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5M00S" calcext:value-type="time">
            <text:p>20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6M00S" calcext:value-type="time">
            <text:p>20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9M00S" calcext:value-type="time">
            <text:p>20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0M00S" calcext:value-type="time">
            <text:p>20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5M00S" calcext:value-type="time">
            <text:p>20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6M00S" calcext:value-type="time">
            <text:p>20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8M00S" calcext:value-type="time">
            <text:p>20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9M00S" calcext:value-type="time">
            <text:p>20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0M00S" calcext:value-type="time">
            <text:p>20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1M00S" calcext:value-type="time">
            <text:p>20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2M00S" calcext:value-type="time">
            <text:p>20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3M00S" calcext:value-type="time">
            <text:p>20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4M00S" calcext:value-type="time">
            <text:p>20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5M00S" calcext:value-type="time">
            <text:p>20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6M00S" calcext:value-type="time">
            <text:p>20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7M00S" calcext:value-type="time">
            <text:p>20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0M00S" calcext:value-type="time">
            <text:p>20:30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1M00S" calcext:value-type="time">
            <text:p>20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2M00S" calcext:value-type="time">
            <text:p>20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3M00S" calcext:value-type="time">
            <text:p>20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4M00S" calcext:value-type="time">
            <text:p>20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5M00S" calcext:value-type="time">
            <text:p>20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6M00S" calcext:value-type="time">
            <text:p>20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8M00S" calcext:value-type="time">
            <text:p>20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9M00S" calcext:value-type="time">
            <text:p>20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0M00S" calcext:value-type="time">
            <text:p>20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1M00S" calcext:value-type="time">
            <text:p>20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2M00S" calcext:value-type="time">
            <text:p>20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4M00S" calcext:value-type="time">
            <text:p>20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7M00S" calcext:value-type="time">
            <text:p>20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8M00S" calcext:value-type="time">
            <text:p>20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9M00S" calcext:value-type="time">
            <text:p>20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0M00S" calcext:value-type="time">
            <text:p>20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1M00S" calcext:value-type="time">
            <text:p>20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3M00S" calcext:value-type="time">
            <text:p>20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4M00S" calcext:value-type="time">
            <text:p>20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6M00S" calcext:value-type="time">
            <text:p>20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7M00S" calcext:value-type="time">
            <text:p>20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8M00S" calcext:value-type="time">
            <text:p>20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0M00S" calcext:value-type="time">
            <text:p>21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5M00S" calcext:value-type="time">
            <text:p>21:05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7M00S" calcext:value-type="time">
            <text:p>21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8M00S" calcext:value-type="time">
            <text:p>21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9M00S" calcext:value-type="time">
            <text:p>21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0M00S" calcext:value-type="time">
            <text:p>21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2M00S" calcext:value-type="time">
            <text:p>21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3M00S" calcext:value-type="time">
            <text:p>21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4M00S" calcext:value-type="time">
            <text:p>21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5M00S" calcext:value-type="time">
            <text:p>21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6M00S" calcext:value-type="time">
            <text:p>21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7M00S" calcext:value-type="time">
            <text:p>21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8M00S" calcext:value-type="time">
            <text:p>21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9M00S" calcext:value-type="time">
            <text:p>21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0M00S" calcext:value-type="time">
            <text:p>21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1M00S" calcext:value-type="time">
            <text:p>21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3M00S" calcext:value-type="time">
            <text:p>21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4M00S" calcext:value-type="time">
            <text:p>21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5M00S" calcext:value-type="time">
            <text:p>21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7M00S" calcext:value-type="time">
            <text:p>21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8M00S" calcext:value-type="time">
            <text:p>21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0M00S" calcext:value-type="time">
            <text:p>21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1M00S" calcext:value-type="time">
            <text:p>21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2M00S" calcext:value-type="time">
            <text:p>21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4M00S" calcext:value-type="time">
            <text:p>21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5M00S" calcext:value-type="time">
            <text:p>21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6M00S" calcext:value-type="time">
            <text:p>21:36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7M00S" calcext:value-type="time">
            <text:p>21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8M00S" calcext:value-type="time">
            <text:p>21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9M00S" calcext:value-type="time">
            <text:p>21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0M00S" calcext:value-type="time">
            <text:p>21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1M00S" calcext:value-type="time">
            <text:p>21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2M00S" calcext:value-type="time">
            <text:p>21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3M00S" calcext:value-type="time">
            <text:p>21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4M00S" calcext:value-type="time">
            <text:p>21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5M00S" calcext:value-type="time">
            <text:p>21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6M00S" calcext:value-type="time">
            <text:p>21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8M00S" calcext:value-type="time">
            <text:p>21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0M00S" calcext:value-type="time">
            <text:p>21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1M00S" calcext:value-type="time">
            <text:p>21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2M00S" calcext:value-type="time">
            <text:p>21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3M00S" calcext:value-type="time">
            <text:p>21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5M00S" calcext:value-type="time">
            <text:p>21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6M00S" calcext:value-type="time">
            <text:p>21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7M00S" calcext:value-type="time">
            <text:p>21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8M00S" calcext:value-type="time">
            <text:p>21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0M00S" calcext:value-type="time">
            <text:p>22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1M00S" calcext:value-type="time">
            <text:p>22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2M00S" calcext:value-type="time">
            <text:p>22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3M00S" calcext:value-type="time">
            <text:p>22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4M00S" calcext:value-type="time">
            <text:p>22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5M00S" calcext:value-type="time">
            <text:p>22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6M00S" calcext:value-type="time">
            <text:p>22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8M00S" calcext:value-type="time">
            <text:p>22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9M00S" calcext:value-type="time">
            <text:p>22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2M00S" calcext:value-type="time">
            <text:p>22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3M00S" calcext:value-type="time">
            <text:p>22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4M00S" calcext:value-type="time">
            <text:p>22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5M00S" calcext:value-type="time">
            <text:p>22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6M00S" calcext:value-type="time">
            <text:p>22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7M00S" calcext:value-type="time">
            <text:p>22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8M00S" calcext:value-type="time">
            <text:p>22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9M00S" calcext:value-type="time">
            <text:p>22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0M00S" calcext:value-type="time">
            <text:p>22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1M00S" calcext:value-type="time">
            <text:p>22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3M00S" calcext:value-type="time">
            <text:p>22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4M00S" calcext:value-type="time">
            <text:p>22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6M00S" calcext:value-type="time">
            <text:p>22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9M00S" calcext:value-type="time">
            <text:p>22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0M00S" calcext:value-type="time">
            <text:p>22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1M00S" calcext:value-type="time">
            <text:p>22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2M00S" calcext:value-type="time">
            <text:p>22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3M00S" calcext:value-type="time">
            <text:p>22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4M00S" calcext:value-type="time">
            <text:p>22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5M00S" calcext:value-type="time">
            <text:p>22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6M00S" calcext:value-type="time">
            <text:p>22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8M00S" calcext:value-type="time">
            <text:p>22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9M00S" calcext:value-type="time">
            <text:p>22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0M00S" calcext:value-type="time">
            <text:p>22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1M00S" calcext:value-type="time">
            <text:p>22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2M00S" calcext:value-type="time">
            <text:p>22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3M00S" calcext:value-type="time">
            <text:p>22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4M00S" calcext:value-type="time">
            <text:p>22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5M00S" calcext:value-type="time">
            <text:p>22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6M00S" calcext:value-type="time">
            <text:p>22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7M00S" calcext:value-type="time">
            <text:p>22:47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8M00S" calcext:value-type="time">
            <text:p>22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49M00S" calcext:value-type="time">
            <text:p>22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0M00S" calcext:value-type="time">
            <text:p>22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1M00S" calcext:value-type="time">
            <text:p>22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2M00S" calcext:value-type="time">
            <text:p>22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3M00S" calcext:value-type="time">
            <text:p>22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4M00S" calcext:value-type="time">
            <text:p>22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6M00S" calcext:value-type="time">
            <text:p>22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7M00S" calcext:value-type="time">
            <text:p>22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8M00S" calcext:value-type="time">
            <text:p>22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1M00S" calcext:value-type="time">
            <text:p>23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2M00S" calcext:value-type="time">
            <text:p>23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3M00S" calcext:value-type="time">
            <text:p>23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4M00S" calcext:value-type="time">
            <text:p>23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5M00S" calcext:value-type="time">
            <text:p>23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6M00S" calcext:value-type="time">
            <text:p>23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7M00S" calcext:value-type="time">
            <text:p>23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9M00S" calcext:value-type="time">
            <text:p>23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0M00S" calcext:value-type="time">
            <text:p>23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1M00S" calcext:value-type="time">
            <text:p>23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3M00S" calcext:value-type="time">
            <text:p>23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4M00S" calcext:value-type="time">
            <text:p>23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5M00S" calcext:value-type="time">
            <text:p>23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6M00S" calcext:value-type="time">
            <text:p>23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7M00S" calcext:value-type="time">
            <text:p>23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9M00S" calcext:value-type="time">
            <text:p>23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0M00S" calcext:value-type="time">
            <text:p>23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1M00S" calcext:value-type="time">
            <text:p>23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2M00S" calcext:value-type="time">
            <text:p>23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5M00S" calcext:value-type="time">
            <text:p>23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6M00S" calcext:value-type="time">
            <text:p>23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7M00S" calcext:value-type="time">
            <text:p>23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8M00S" calcext:value-type="time">
            <text:p>23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9M00S" calcext:value-type="time">
            <text:p>23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0M00S" calcext:value-type="time">
            <text:p>23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1M00S" calcext:value-type="time">
            <text:p>23:31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2M00S" calcext:value-type="time">
            <text:p>23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3M00S" calcext:value-type="time">
            <text:p>23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4M00S" calcext:value-type="time">
            <text:p>23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5M00S" calcext:value-type="time">
            <text:p>23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6M00S" calcext:value-type="time">
            <text:p>23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7M00S" calcext:value-type="time">
            <text:p>23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9M00S" calcext:value-type="time">
            <text:p>23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0M00S" calcext:value-type="time">
            <text:p>23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1M00S" calcext:value-type="time">
            <text:p>23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2M00S" calcext:value-type="time">
            <text:p>23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3M00S" calcext:value-type="time">
            <text:p>23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4M00S" calcext:value-type="time">
            <text:p>23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7M00S" calcext:value-type="time">
            <text:p>23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8M00S" calcext:value-type="time">
            <text:p>23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9M00S" calcext:value-type="time">
            <text:p>23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0M00S" calcext:value-type="time">
            <text:p>23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1M00S" calcext:value-type="time">
            <text:p>23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2M00S" calcext:value-type="time">
            <text:p>23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3M00S" calcext:value-type="time">
            <text:p>23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4M00S" calcext:value-type="time">
            <text:p>23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5M00S" calcext:value-type="time">
            <text:p>23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6M00S" calcext:value-type="time">
            <text:p>23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8M00S" calcext:value-type="time">
            <text:p>23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9M00S" calcext:value-type="time">
            <text:p>23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0M00S" calcext:value-type="time">
            <text:p>00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1M00S" calcext:value-type="time">
            <text:p>00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2M00S" calcext:value-type="time">
            <text:p>00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3M00S" calcext:value-type="time">
            <text:p>00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4M00S" calcext:value-type="time">
            <text:p>00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5M00S" calcext:value-type="time">
            <text:p>00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6M00S" calcext:value-type="time">
            <text:p>00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7M00S" calcext:value-type="time">
            <text:p>00:07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8M00S" calcext:value-type="time">
            <text:p>00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9M00S" calcext:value-type="time">
            <text:p>00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0M00S" calcext:value-type="time">
            <text:p>00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1M00S" calcext:value-type="time">
            <text:p>00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2M00S" calcext:value-type="time">
            <text:p>00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3M00S" calcext:value-type="time">
            <text:p>00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4M00S" calcext:value-type="time">
            <text:p>00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5M00S" calcext:value-type="time">
            <text:p>00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6M00S" calcext:value-type="time">
            <text:p>00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7M00S" calcext:value-type="time">
            <text:p>00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8M00S" calcext:value-type="time">
            <text:p>00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19M00S" calcext:value-type="time">
            <text:p>00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0M00S" calcext:value-type="time">
            <text:p>00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1M00S" calcext:value-type="time">
            <text:p>00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3M00S" calcext:value-type="time">
            <text:p>00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4M00S" calcext:value-type="time">
            <text:p>00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5M00S" calcext:value-type="time">
            <text:p>00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6M00S" calcext:value-type="time">
            <text:p>00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7M00S" calcext:value-type="time">
            <text:p>00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8M00S" calcext:value-type="time">
            <text:p>00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9M00S" calcext:value-type="time">
            <text:p>00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0M00S" calcext:value-type="time">
            <text:p>00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1M00S" calcext:value-type="time">
            <text:p>00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2M00S" calcext:value-type="time">
            <text:p>00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3M00S" calcext:value-type="time">
            <text:p>00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4M00S" calcext:value-type="time">
            <text:p>00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5M00S" calcext:value-type="time">
            <text:p>00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6M00S" calcext:value-type="time">
            <text:p>00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7M00S" calcext:value-type="time">
            <text:p>00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8M00S" calcext:value-type="time">
            <text:p>00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39M00S" calcext:value-type="time">
            <text:p>00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0M00S" calcext:value-type="time">
            <text:p>00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1M00S" calcext:value-type="time">
            <text:p>00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2M00S" calcext:value-type="time">
            <text:p>00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4M00S" calcext:value-type="time">
            <text:p>00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5M00S" calcext:value-type="time">
            <text:p>00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6M00S" calcext:value-type="time">
            <text:p>00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7M00S" calcext:value-type="time">
            <text:p>00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8M00S" calcext:value-type="time">
            <text:p>00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9M00S" calcext:value-type="time">
            <text:p>00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0M00S" calcext:value-type="time">
            <text:p>00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1M00S" calcext:value-type="time">
            <text:p>00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2M00S" calcext:value-type="time">
            <text:p>00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3M00S" calcext:value-type="time">
            <text:p>00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4M00S" calcext:value-type="time">
            <text:p>00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5M00S" calcext:value-type="time">
            <text:p>00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6M00S" calcext:value-type="time">
            <text:p>00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7M00S" calcext:value-type="time">
            <text:p>00:57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8M00S" calcext:value-type="time">
            <text:p>00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59M00S" calcext:value-type="time">
            <text:p>00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0M00S" calcext:value-type="time">
            <text:p>01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1M00S" calcext:value-type="time">
            <text:p>01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2M00S" calcext:value-type="time">
            <text:p>01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3M00S" calcext:value-type="time">
            <text:p>01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4M00S" calcext:value-type="time">
            <text:p>01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5M00S" calcext:value-type="time">
            <text:p>01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6M00S" calcext:value-type="time">
            <text:p>01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7M00S" calcext:value-type="time">
            <text:p>01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8M00S" calcext:value-type="time">
            <text:p>01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0M00S" calcext:value-type="time">
            <text:p>01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1M00S" calcext:value-type="time">
            <text:p>01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3M00S" calcext:value-type="time">
            <text:p>01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4M00S" calcext:value-type="time">
            <text:p>01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5M00S" calcext:value-type="time">
            <text:p>01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6M00S" calcext:value-type="time">
            <text:p>01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8M00S" calcext:value-type="time">
            <text:p>01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0M00S" calcext:value-type="time">
            <text:p>01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1M00S" calcext:value-type="time">
            <text:p>01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3M00S" calcext:value-type="time">
            <text:p>01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4M00S" calcext:value-type="time">
            <text:p>01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5M00S" calcext:value-type="time">
            <text:p>01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7M00S" calcext:value-type="time">
            <text:p>01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8M00S" calcext:value-type="time">
            <text:p>01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9M00S" calcext:value-type="time">
            <text:p>01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0M00S" calcext:value-type="time">
            <text:p>01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1M00S" calcext:value-type="time">
            <text:p>01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2M00S" calcext:value-type="time">
            <text:p>01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3M00S" calcext:value-type="time">
            <text:p>01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4M00S" calcext:value-type="time">
            <text:p>01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5M00S" calcext:value-type="time">
            <text:p>01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6M00S" calcext:value-type="time">
            <text:p>01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7M00S" calcext:value-type="time">
            <text:p>01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8M00S" calcext:value-type="time">
            <text:p>01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39M00S" calcext:value-type="time">
            <text:p>01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0M00S" calcext:value-type="time">
            <text:p>01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2M00S" calcext:value-type="time">
            <text:p>01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5M00S" calcext:value-type="time">
            <text:p>01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6M00S" calcext:value-type="time">
            <text:p>01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7M00S" calcext:value-type="time">
            <text:p>01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8M00S" calcext:value-type="time">
            <text:p>01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9M00S" calcext:value-type="time">
            <text:p>01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0M00S" calcext:value-type="time">
            <text:p>01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1M00S" calcext:value-type="time">
            <text:p>01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3M00S" calcext:value-type="time">
            <text:p>01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4M00S" calcext:value-type="time">
            <text:p>01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5M00S" calcext:value-type="time">
            <text:p>01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6M00S" calcext:value-type="time">
            <text:p>01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7M00S" calcext:value-type="time">
            <text:p>01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8M00S" calcext:value-type="time">
            <text:p>01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9M00S" calcext:value-type="time">
            <text:p>01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0M00S" calcext:value-type="time">
            <text:p>02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2M00S" calcext:value-type="time">
            <text:p>02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3M00S" calcext:value-type="time">
            <text:p>02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4M00S" calcext:value-type="time">
            <text:p>02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6M00S" calcext:value-type="time">
            <text:p>02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7M00S" calcext:value-type="time">
            <text:p>02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8M00S" calcext:value-type="time">
            <text:p>02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9M00S" calcext:value-type="time">
            <text:p>02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0M00S" calcext:value-type="time">
            <text:p>02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1M00S" calcext:value-type="time">
            <text:p>02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2M00S" calcext:value-type="time">
            <text:p>02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3M00S" calcext:value-type="time">
            <text:p>02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4M00S" calcext:value-type="time">
            <text:p>02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5M00S" calcext:value-type="time">
            <text:p>02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7M00S" calcext:value-type="time">
            <text:p>02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8M00S" calcext:value-type="time">
            <text:p>02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9M00S" calcext:value-type="time">
            <text:p>02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0M00S" calcext:value-type="time">
            <text:p>02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2M00S" calcext:value-type="time">
            <text:p>02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3M00S" calcext:value-type="time">
            <text:p>02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4M00S" calcext:value-type="time">
            <text:p>02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5M00S" calcext:value-type="time">
            <text:p>02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6M00S" calcext:value-type="time">
            <text:p>02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7M00S" calcext:value-type="time">
            <text:p>02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8M00S" calcext:value-type="time">
            <text:p>02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9M00S" calcext:value-type="time">
            <text:p>02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0M00S" calcext:value-type="time">
            <text:p>02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1M00S" calcext:value-type="time">
            <text:p>02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2M00S" calcext:value-type="time">
            <text:p>02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3M00S" calcext:value-type="time">
            <text:p>02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4M00S" calcext:value-type="time">
            <text:p>02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5M00S" calcext:value-type="time">
            <text:p>02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6M00S" calcext:value-type="time">
            <text:p>02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7M00S" calcext:value-type="time">
            <text:p>02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8M00S" calcext:value-type="time">
            <text:p>02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0M00S" calcext:value-type="time">
            <text:p>02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1M00S" calcext:value-type="time">
            <text:p>02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2M00S" calcext:value-type="time">
            <text:p>02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3M00S" calcext:value-type="time">
            <text:p>02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4M00S" calcext:value-type="time">
            <text:p>02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5M00S" calcext:value-type="time">
            <text:p>02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7M00S" calcext:value-type="time">
            <text:p>02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8M00S" calcext:value-type="time">
            <text:p>02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9M00S" calcext:value-type="time">
            <text:p>02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0M00S" calcext:value-type="time">
            <text:p>03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1M00S" calcext:value-type="time">
            <text:p>03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2M00S" calcext:value-type="time">
            <text:p>03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3M00S" calcext:value-type="time">
            <text:p>03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4M00S" calcext:value-type="time">
            <text:p>03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5M00S" calcext:value-type="time">
            <text:p>03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7M00S" calcext:value-type="time">
            <text:p>03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8M00S" calcext:value-type="time">
            <text:p>03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9M00S" calcext:value-type="time">
            <text:p>03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0M00S" calcext:value-type="time">
            <text:p>03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1M00S" calcext:value-type="time">
            <text:p>03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2M00S" calcext:value-type="time">
            <text:p>03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3M00S" calcext:value-type="time">
            <text:p>03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4M00S" calcext:value-type="time">
            <text:p>03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6M00S" calcext:value-type="time">
            <text:p>03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7M00S" calcext:value-type="time">
            <text:p>03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8M00S" calcext:value-type="time">
            <text:p>03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9M00S" calcext:value-type="time">
            <text:p>03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0M00S" calcext:value-type="time">
            <text:p>03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1M00S" calcext:value-type="time">
            <text:p>03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2M00S" calcext:value-type="time">
            <text:p>03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3M00S" calcext:value-type="time">
            <text:p>03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4M00S" calcext:value-type="time">
            <text:p>03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5M00S" calcext:value-type="time">
            <text:p>03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7M00S" calcext:value-type="time">
            <text:p>03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8M00S" calcext:value-type="time">
            <text:p>03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0M00S" calcext:value-type="time">
            <text:p>03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1M00S" calcext:value-type="time">
            <text:p>03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2M00S" calcext:value-type="time">
            <text:p>03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3M00S" calcext:value-type="time">
            <text:p>03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4M00S" calcext:value-type="time">
            <text:p>03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6M00S" calcext:value-type="time">
            <text:p>03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7M00S" calcext:value-type="time">
            <text:p>03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8M00S" calcext:value-type="time">
            <text:p>03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9M00S" calcext:value-type="time">
            <text:p>03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0M00S" calcext:value-type="time">
            <text:p>03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2M00S" calcext:value-type="time">
            <text:p>03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3M00S" calcext:value-type="time">
            <text:p>03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4M00S" calcext:value-type="time">
            <text:p>03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5M00S" calcext:value-type="time">
            <text:p>03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6M00S" calcext:value-type="time">
            <text:p>03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7M00S" calcext:value-type="time">
            <text:p>03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8M00S" calcext:value-type="time">
            <text:p>03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9M00S" calcext:value-type="time">
            <text:p>03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0M00S" calcext:value-type="time">
            <text:p>03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1M00S" calcext:value-type="time">
            <text:p>03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2M00S" calcext:value-type="time">
            <text:p>03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4M00S" calcext:value-type="time">
            <text:p>03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6M00S" calcext:value-type="time">
            <text:p>03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7M00S" calcext:value-type="time">
            <text:p>03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8M00S" calcext:value-type="time">
            <text:p>03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9M00S" calcext:value-type="time">
            <text:p>03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0M00S" calcext:value-type="time">
            <text:p>04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1M00S" calcext:value-type="time">
            <text:p>04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2M00S" calcext:value-type="time">
            <text:p>04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3M00S" calcext:value-type="time">
            <text:p>04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4M00S" calcext:value-type="time">
            <text:p>04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5M00S" calcext:value-type="time">
            <text:p>04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6M00S" calcext:value-type="time">
            <text:p>04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7M00S" calcext:value-type="time">
            <text:p>04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8M00S" calcext:value-type="time">
            <text:p>04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09M00S" calcext:value-type="time">
            <text:p>04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0M00S" calcext:value-type="time">
            <text:p>04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1M00S" calcext:value-type="time">
            <text:p>04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2M00S" calcext:value-type="time">
            <text:p>04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3M00S" calcext:value-type="time">
            <text:p>04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4M00S" calcext:value-type="time">
            <text:p>04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5M00S" calcext:value-type="time">
            <text:p>04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6M00S" calcext:value-type="time">
            <text:p>04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7M00S" calcext:value-type="time">
            <text:p>04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8M00S" calcext:value-type="time">
            <text:p>04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19M00S" calcext:value-type="time">
            <text:p>04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0M00S" calcext:value-type="time">
            <text:p>04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1M00S" calcext:value-type="time">
            <text:p>04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2M00S" calcext:value-type="time">
            <text:p>04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3M00S" calcext:value-type="time">
            <text:p>04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5M00S" calcext:value-type="time">
            <text:p>04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6M00S" calcext:value-type="time">
            <text:p>04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7M00S" calcext:value-type="time">
            <text:p>04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8M00S" calcext:value-type="time">
            <text:p>04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9M00S" calcext:value-type="time">
            <text:p>04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0M00S" calcext:value-type="time">
            <text:p>04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1M00S" calcext:value-type="time">
            <text:p>04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2M00S" calcext:value-type="time">
            <text:p>04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4M00S" calcext:value-type="time">
            <text:p>04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5M00S" calcext:value-type="time">
            <text:p>04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7M00S" calcext:value-type="time">
            <text:p>04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8M00S" calcext:value-type="time">
            <text:p>04:3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9M00S" calcext:value-type="time">
            <text:p>04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0M00S" calcext:value-type="time">
            <text:p>04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1M00S" calcext:value-type="time">
            <text:p>04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2M00S" calcext:value-type="time">
            <text:p>04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3M00S" calcext:value-type="time">
            <text:p>04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4M00S" calcext:value-type="time">
            <text:p>04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5M00S" calcext:value-type="time">
            <text:p>04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6M00S" calcext:value-type="time">
            <text:p>04:46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8M00S" calcext:value-type="time">
            <text:p>04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9M00S" calcext:value-type="time">
            <text:p>04:49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0M00S" calcext:value-type="time">
            <text:p>04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1M00S" calcext:value-type="time">
            <text:p>04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3M00S" calcext:value-type="time">
            <text:p>04:53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4M00S" calcext:value-type="time">
            <text:p>04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5M00S" calcext:value-type="time">
            <text:p>04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6M00S" calcext:value-type="time">
            <text:p>04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7M00S" calcext:value-type="time">
            <text:p>04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8M00S" calcext:value-type="time">
            <text:p>04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0M00S" calcext:value-type="time">
            <text:p>05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1M00S" calcext:value-type="time">
            <text:p>05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2M00S" calcext:value-type="time">
            <text:p>05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3M00S" calcext:value-type="time">
            <text:p>05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4M00S" calcext:value-type="time">
            <text:p>05:04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5M00S" calcext:value-type="time">
            <text:p>05:0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6M00S" calcext:value-type="time">
            <text:p>05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7M00S" calcext:value-type="time">
            <text:p>05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8M00S" calcext:value-type="time">
            <text:p>05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09M00S" calcext:value-type="time">
            <text:p>05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0M00S" calcext:value-type="time">
            <text:p>05:10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1M00S" calcext:value-type="time">
            <text:p>05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2M00S" calcext:value-type="time">
            <text:p>05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3M00S" calcext:value-type="time">
            <text:p>05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4M00S" calcext:value-type="time">
            <text:p>05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5M00S" calcext:value-type="time">
            <text:p>05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6M00S" calcext:value-type="time">
            <text:p>05:16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7M00S" calcext:value-type="time">
            <text:p>05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8M00S" calcext:value-type="time">
            <text:p>05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19M00S" calcext:value-type="time">
            <text:p>05:19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0M00S" calcext:value-type="time">
            <text:p>05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1M00S" calcext:value-type="time">
            <text:p>05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2M00S" calcext:value-type="time">
            <text:p>05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3M00S" calcext:value-type="time">
            <text:p>05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4M00S" calcext:value-type="time">
            <text:p>05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5M00S" calcext:value-type="time">
            <text:p>05:25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6M00S" calcext:value-type="time">
            <text:p>05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7M00S" calcext:value-type="time">
            <text:p>05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8M00S" calcext:value-type="time">
            <text:p>05:28:0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0M00S" calcext:value-type="time">
            <text:p>05:30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1M00S" calcext:value-type="time">
            <text:p>05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2M00S" calcext:value-type="time">
            <text:p>05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3M00S" calcext:value-type="time">
            <text:p>05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4M00S" calcext:value-type="time">
            <text:p>05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6M00S" calcext:value-type="time">
            <text:p>05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7M00S" calcext:value-type="time">
            <text:p>05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9M00S" calcext:value-type="time">
            <text:p>05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0M00S" calcext:value-type="time">
            <text:p>05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1M00S" calcext:value-type="time">
            <text:p>05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2M00S" calcext:value-type="time">
            <text:p>05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3M00S" calcext:value-type="time">
            <text:p>05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4M00S" calcext:value-type="time">
            <text:p>05:44:0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5M00S" calcext:value-type="time">
            <text:p>05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7M00S" calcext:value-type="time">
            <text:p>05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8M00S" calcext:value-type="time">
            <text:p>05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1M00S" calcext:value-type="time">
            <text:p>06:21:00</text:p>
          </table:table-cell>
          <table:table-cell office:value-type="float" office:value="0.2" calcext:value-type="float">
            <text:p>0,2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2M00S" calcext:value-type="time">
            <text:p>06:22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3M00S" calcext:value-type="time">
            <text:p>06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4M00S" calcext:value-type="time">
            <text:p>06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7M00S" calcext:value-type="time">
            <text:p>06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8M00S" calcext:value-type="time">
            <text:p>06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0M00S" calcext:value-type="time">
            <text:p>06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4M00S" calcext:value-type="time">
            <text:p>06:54:00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9M00S" calcext:value-type="time">
            <text:p>06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2M00S" calcext:value-type="time">
            <text:p>07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3M00S" calcext:value-type="time">
            <text:p>07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9M00S" calcext:value-type="time">
            <text:p>07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1M00S" calcext:value-type="time">
            <text:p>07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52" calcext:value-type="float">
            <text:p>0,5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9M00S" calcext:value-type="time">
            <text:p>07:19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4M00S" calcext:value-type="time">
            <text:p>07:24:00</text:p>
          </table:table-cell>
          <table:table-cell office:value-type="float" office:value="0.2" calcext:value-type="float">
            <text:p>0,2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6M00S" calcext:value-type="time">
            <text:p>07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7M00S" calcext:value-type="time">
            <text:p>07:27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9M00S" calcext:value-type="time">
            <text:p>07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2M00S" calcext:value-type="time">
            <text:p>07:32:00</text:p>
          </table:table-cell>
          <table:table-cell office:value-type="float" office:value="0.2" calcext:value-type="float">
            <text:p>0,2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4M00S" calcext:value-type="time">
            <text:p>07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5M00S" calcext:value-type="time">
            <text:p>07:35:00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7M00S" calcext:value-type="time">
            <text:p>07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9M00S" calcext:value-type="time">
            <text:p>07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0M00S" calcext:value-type="time">
            <text:p>07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2M00S" calcext:value-type="time">
            <text:p>07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5M00S" calcext:value-type="time">
            <text:p>07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7M00S" calcext:value-type="time">
            <text:p>07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1M00S" calcext:value-type="time">
            <text:p>07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5M00S" calcext:value-type="time">
            <text:p>07:55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6M00S" calcext:value-type="time">
            <text:p>07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7M00S" calcext:value-type="time">
            <text:p>07:57:0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8M00S" calcext:value-type="time">
            <text:p>07:58:00</text:p>
          </table:table-cell>
          <table:table-cell office:value-type="float" office:value="0.2" calcext:value-type="float">
            <text:p>0,2</text:p>
          </table:table-cell>
          <table:table-cell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9M00S" calcext:value-type="time">
            <text:p>07:59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0M00S" calcext:value-type="time">
            <text:p>08:00:00</text:p>
          </table:table-cell>
          <table:table-cell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1M00S" calcext:value-type="time">
            <text:p>08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3M00S" calcext:value-type="time">
            <text:p>08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6M00S" calcext:value-type="time">
            <text:p>08:06:00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9M00S" calcext:value-type="time">
            <text:p>08:09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1M00S" calcext:value-type="time">
            <text:p>08:11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3M00S" calcext:value-type="time">
            <text:p>08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4M00S" calcext:value-type="time">
            <text:p>08:14:00</text:p>
          </table:table-cell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5M00S" calcext:value-type="time">
            <text:p>08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6M00S" calcext:value-type="time">
            <text:p>08:16:00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7M00S" calcext:value-type="time">
            <text:p>08:17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8M00S" calcext:value-type="time">
            <text:p>08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0M00S" calcext:value-type="time">
            <text:p>08:20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3M00S" calcext:value-type="time">
            <text:p>08:23:00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6M00S" calcext:value-type="time">
            <text:p>08:26:00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9M00S" calcext:value-type="time">
            <text:p>08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4M00S" calcext:value-type="time">
            <text:p>08:34:00</text:p>
          </table:table-cell>
          <table:table-cell office:value-type="float" office:value="0.2" calcext:value-type="float">
            <text:p>0,2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7M00S" calcext:value-type="time">
            <text:p>08:37:00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9M00S" calcext:value-type="time">
            <text:p>08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0M00S" calcext:value-type="time">
            <text:p>08:40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2M00S" calcext:value-type="time">
            <text:p>08:42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3M00S" calcext:value-type="time">
            <text:p>08:43:00</text:p>
          </table:table-cell>
          <table:table-cell office:value-type="float" office:value="0.2" calcext:value-type="float">
            <text:p>0,2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8M00S" calcext:value-type="time">
            <text:p>08:48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0M00S" calcext:value-type="time">
            <text:p>08:50:00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2M00S" calcext:value-type="time">
            <text:p>08:52:00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6M00S" calcext:value-type="time">
            <text:p>08:56:00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1M00S" calcext:value-type="time">
            <text:p>09:01:00</text:p>
          </table:table-cell>
          <table:table-cell office:value-type="float" office:value="0.2" calcext:value-type="float">
            <text:p>0,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2M00S" calcext:value-type="time">
            <text:p>09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3M00S" calcext:value-type="time">
            <text:p>09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8M00S" calcext:value-type="time">
            <text:p>09:08:00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2M00S" calcext:value-type="time">
            <text:p>09:12:00</text:p>
          </table:table-cell>
          <table:table-cell office:value-type="float" office:value="0.2" calcext:value-type="float">
            <text:p>0,2</text:p>
          </table:table-cell>
          <table:table-cell office:value-type="float" office:value="0.49" calcext:value-type="float">
            <text:p>0,4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3M00S" calcext:value-type="time">
            <text:p>09:13:00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5M00S" calcext:value-type="time">
            <text:p>09:15:00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8M00S" calcext:value-type="time">
            <text:p>09:18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9M00S" calcext:value-type="time">
            <text:p>09:29:00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1M00S" calcext:value-type="time">
            <text:p>09:31:00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3M00S" calcext:value-type="time">
            <text:p>09:33:00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6M00S" calcext:value-type="time">
            <text:p>09:36:00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7M00S" calcext:value-type="time">
            <text:p>09:37:00</text:p>
          </table:table-cell>
          <table:table-cell office:value-type="float" office:value="0.2" calcext:value-type="float">
            <text:p>0,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9M00S" calcext:value-type="time">
            <text:p>09:39:00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1M00S" calcext:value-type="time">
            <text:p>09:41:00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5M00S" calcext:value-type="time">
            <text:p>09:45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7M00S" calcext:value-type="time">
            <text:p>09:47:00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1M00S" calcext:value-type="time">
            <text:p>09:51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2M00S" calcext:value-type="time">
            <text:p>10:02:00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3M00S" calcext:value-type="time">
            <text:p>10:03:00</text:p>
          </table:table-cell>
          <table:table-cell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7M00S" calcext:value-type="time">
            <text:p>10:07:0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0M00S" calcext:value-type="time">
            <text:p>06:30:00</text:p>
          </table:table-cell>
          <table:table-cell office:value-type="float" office:value="0.58" calcext:value-type="float">
            <text:p>0,58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9M00S" calcext:value-type="time">
            <text:p>08:49:00</text:p>
          </table:table-cell>
          <table:table-cell office:value-type="float" office:value="0.79" calcext:value-type="float">
            <text:p>0,79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2M00S" calcext:value-type="time">
            <text:p>21:02:00</text:p>
          </table:table-cell>
          <table:table-cell office:value-type="float" office:value="1.06" calcext:value-type="float">
            <text:p>1,06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2M00S" calcext:value-type="time">
            <text:p>22:22:00</text:p>
          </table:table-cell>
          <table:table-cell office:value-type="float" office:value="1.15" calcext:value-type="float">
            <text:p>1,15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3M00S" calcext:value-type="time">
            <text:p>18:23:00</text:p>
          </table:table-cell>
          <table:table-cell office:value-type="float" office:value="1.31" calcext:value-type="float">
            <text:p>1,31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3M00S" calcext:value-type="time">
            <text:p>09:53:00</text:p>
          </table:table-cell>
          <table:table-cell office:value-type="float" office:value="1.43" calcext:value-type="float">
            <text:p>1,43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0M00S" calcext:value-type="time">
            <text:p>06:20:00</text:p>
          </table:table-cell>
          <table:table-cell office:value-type="float" office:value="2.05" calcext:value-type="float">
            <text:p>2,05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7M00S" calcext:value-type="time">
            <text:p>19:57:00</text:p>
          </table:table-cell>
          <table:table-cell office:value-type="float" office:value="2.12" calcext:value-type="float">
            <text:p>2,1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6M00S" calcext:value-type="time">
            <text:p>01:26:00</text:p>
          </table:table-cell>
          <table:table-cell office:value-type="float" office:value="2.12" calcext:value-type="float">
            <text:p>2,12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0M00S" calcext:value-type="time">
            <text:p>18:40:00</text:p>
          </table:table-cell>
          <table:table-cell office:value-type="float" office:value="2.13" calcext:value-type="float">
            <text:p>2,13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0M00S" calcext:value-type="time">
            <text:p>07:20:00</text:p>
          </table:table-cell>
          <table:table-cell office:value-type="float" office:value="2.24" calcext:value-type="float">
            <text:p>2,24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8M00S" calcext:value-type="time">
            <text:p>07:38:00</text:p>
          </table:table-cell>
          <table:table-cell office:value-type="float" office:value="2.68" calcext:value-type="float">
            <text:p>2,68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7M00S" calcext:value-type="time">
            <text:p>08:57:00</text:p>
          </table:table-cell>
          <table:table-cell office:value-type="float" office:value="2.74" calcext:value-type="float">
            <text:p>2,74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49M00S" calcext:value-type="time">
            <text:p>02:49:00</text:p>
          </table:table-cell>
          <table:table-cell office:value-type="float" office:value="2.78" calcext:value-type="float">
            <text:p>2,78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3M00S" calcext:value-type="time">
            <text:p>04:33:00</text:p>
          </table:table-cell>
          <table:table-cell office:value-type="float" office:value="2.87" calcext:value-type="float">
            <text:p>2,87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7M00S" calcext:value-type="time">
            <text:p>08:07:00</text:p>
          </table:table-cell>
          <table:table-cell office:value-type="float" office:value="2.88" calcext:value-type="float">
            <text:p>2,88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6M00S" calcext:value-type="time">
            <text:p>19:26:00</text:p>
          </table:table-cell>
          <table:table-cell office:value-type="float" office:value="3.19" calcext:value-type="float">
            <text:p>3,19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6M00S" calcext:value-type="time">
            <text:p>21:06:00</text:p>
          </table:table-cell>
          <table:table-cell office:value-type="float" office:value="3.35" calcext:value-type="float">
            <text:p>3,35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38M00S" calcext:value-type="time">
            <text:p>23:38:00</text:p>
          </table:table-cell>
          <table:table-cell office:value-type="float" office:value="3.44" calcext:value-type="float">
            <text:p>3,44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7M00S" calcext:value-type="time">
            <text:p>07:17:00</text:p>
          </table:table-cell>
          <table:table-cell office:value-type="float" office:value="3.45" calcext:value-type="float">
            <text:p>3,45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24M00S" calcext:value-type="time">
            <text:p>04:24:00</text:p>
          </table:table-cell>
          <table:table-cell office:value-type="float" office:value="3.51" calcext:value-type="float">
            <text:p>3,51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9M00S" calcext:value-type="time">
            <text:p>08:19:00</text:p>
          </table:table-cell>
          <table:table-cell office:value-type="float" office:value="3.56" calcext:value-type="float">
            <text:p>3,56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41M00S" calcext:value-type="time">
            <text:p>03:41:00</text:p>
          </table:table-cell>
          <table:table-cell office:value-type="float" office:value="3.63" calcext:value-type="float">
            <text:p>3,63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56M00S" calcext:value-type="time">
            <text:p>02:56:00</text:p>
          </table:table-cell>
          <table:table-cell office:value-type="float" office:value="3.65" calcext:value-type="float">
            <text:p>3,65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09M00S" calcext:value-type="time">
            <text:p>01:09:00</text:p>
          </table:table-cell>
          <table:table-cell office:value-type="float" office:value="3.9" calcext:value-type="float">
            <text:p>3,9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1M00S" calcext:value-type="time">
            <text:p>07:41:00</text:p>
          </table:table-cell>
          <table:table-cell office:value-type="float" office:value="4.01" calcext:value-type="float">
            <text:p>4,01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22M00S" calcext:value-type="time">
            <text:p>01:22:00</text:p>
          </table:table-cell>
          <table:table-cell office:value-type="float" office:value="4.16" calcext:value-type="float">
            <text:p>4,16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3M00S" calcext:value-type="time">
            <text:p>23:23:00</text:p>
          </table:table-cell>
          <table:table-cell office:value-type="float" office:value="4.19" calcext:value-type="float">
            <text:p>4,19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3M00S" calcext:value-type="time">
            <text:p>07:53:00</text:p>
          </table:table-cell>
          <table:table-cell office:value-type="float" office:value="4.24" calcext:value-type="float">
            <text:p>4,24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3M00S" calcext:value-type="time">
            <text:p>01:43:00</text:p>
          </table:table-cell>
          <table:table-cell office:value-type="float" office:value="4.43" calcext:value-type="float">
            <text:p>4,43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9M00S" calcext:value-type="time">
            <text:p>21:49:00</text:p>
          </table:table-cell>
          <table:table-cell office:value-type="float" office:value="4.52" calcext:value-type="float">
            <text:p>4,52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2M00S" calcext:value-type="time">
            <text:p>19:02:00</text:p>
          </table:table-cell>
          <table:table-cell office:value-type="float" office:value="4.63" calcext:value-type="float">
            <text:p>4,63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1M00S" calcext:value-type="time">
            <text:p>06:31:00</text:p>
          </table:table-cell>
          <table:table-cell office:value-type="float" office:value="4.71" calcext:value-type="float">
            <text:p>4,71</text:p>
          </table:table-cell>
          <table:table-cell office:value-type="float" office:value="0.67" calcext:value-type="float">
            <text:p>0,6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2M00S" calcext:value-type="time">
            <text:p>06:12:00</text:p>
          </table:table-cell>
          <table:table-cell office:value-type="float" office:value="4.74" calcext:value-type="float">
            <text:p>4,74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43M00S" calcext:value-type="time">
            <text:p>00:43:00</text:p>
          </table:table-cell>
          <table:table-cell office:value-type="float" office:value="4.76" calcext:value-type="float">
            <text:p>4,76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1M00S" calcext:value-type="time">
            <text:p>08:21:00</text:p>
          </table:table-cell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2M00S" calcext:value-type="time">
            <text:p>04:52:00</text:p>
          </table:table-cell>
          <table:table-cell office:value-type="float" office:value="4.82" calcext:value-type="float">
            <text:p>4,82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0M00S" calcext:value-type="time">
            <text:p>19:30:00</text:p>
          </table:table-cell>
          <table:table-cell office:value-type="float" office:value="5.13" calcext:value-type="float">
            <text:p>5,13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3M00S" calcext:value-type="time">
            <text:p>07:33:00</text:p>
          </table:table-cell>
          <table:table-cell office:value-type="float" office:value="5.16" calcext:value-type="float">
            <text:p>5,16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5M00S" calcext:value-type="time">
            <text:p>03:55:00</text:p>
          </table:table-cell>
          <table:table-cell office:value-type="float" office:value="5.21" calcext:value-type="float">
            <text:p>5,2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8M00S" calcext:value-type="time">
            <text:p>06:58:00</text:p>
          </table:table-cell>
          <table:table-cell office:value-type="float" office:value="5.23" calcext:value-type="float">
            <text:p>5,23</text:p>
          </table:table-cell>
          <table:table-cell office:value-type="float" office:value="0.65" calcext:value-type="float">
            <text:p>0,6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6M00S" calcext:value-type="time">
            <text:p>06:46:00</text:p>
          </table:table-cell>
          <table:table-cell office:value-type="float" office:value="5.37" calcext:value-type="float">
            <text:p>5,37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5M00S" calcext:value-type="time">
            <text:p>08:35:00</text:p>
          </table:table-cell>
          <table:table-cell office:value-type="float" office:value="5.44" calcext:value-type="float">
            <text:p>5,44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8M00S" calcext:value-type="time">
            <text:p>22:28:00</text:p>
          </table:table-cell>
          <table:table-cell office:value-type="float" office:value="5.47" calcext:value-type="float">
            <text:p>5,47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5M00S" calcext:value-type="time">
            <text:p>05:35:00</text:p>
          </table:table-cell>
          <table:table-cell office:value-type="float" office:value="5.52" calcext:value-type="float">
            <text:p>5,52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9M00S" calcext:value-type="time">
            <text:p>22:59:00</text:p>
          </table:table-cell>
          <table:table-cell office:value-type="float" office:value="5.53" calcext:value-type="float">
            <text:p>5,53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3M00S" calcext:value-type="time">
            <text:p>07:23:00</text:p>
          </table:table-cell>
          <table:table-cell office:value-type="float" office:value="5.57" calcext:value-type="float">
            <text:p>5,57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4M00S" calcext:value-type="time">
            <text:p>09:14:00</text:p>
          </table:table-cell>
          <table:table-cell office:value-type="float" office:value="5.58" calcext:value-type="float">
            <text:p>5,58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2M00S" calcext:value-type="time">
            <text:p>08:02:00</text:p>
          </table:table-cell>
          <table:table-cell office:value-type="float" office:value="5.63" calcext:value-type="float">
            <text:p>5,63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9M00S" calcext:value-type="time">
            <text:p>19:59:00</text:p>
          </table:table-cell>
          <table:table-cell office:value-type="float" office:value="5.66" calcext:value-type="float">
            <text:p>5,66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33M00S" calcext:value-type="time">
            <text:p>21:33:00</text:p>
          </table:table-cell>
          <table:table-cell office:value-type="float" office:value="5.66" calcext:value-type="float">
            <text:p>5,66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4M00S" calcext:value-type="time">
            <text:p>18:04:00</text:p>
          </table:table-cell>
          <table:table-cell office:value-type="float" office:value="5.71" calcext:value-type="float">
            <text:p>5,71</text:p>
          </table:table-cell>
          <table:table-cell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0M00S" calcext:value-type="time">
            <text:p>07:30:00</text:p>
          </table:table-cell>
          <table:table-cell office:value-type="float" office:value="5.83" calcext:value-type="float">
            <text:p>5,83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7H59M00S" calcext:value-type="time">
            <text:p>17:59:00</text:p>
          </table:table-cell>
          <table:table-cell office:value-type="float" office:value="5.9" calcext:value-type="float">
            <text:p>5,9</text:p>
          </table:table-cell>
          <table:table-cell office:value-type="float" office:value="0.77" calcext:value-type="float">
            <text:p>0,7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31M00S" calcext:value-type="time">
            <text:p>02:31:00</text:p>
          </table:table-cell>
          <table:table-cell office:value-type="float" office:value="5.95" calcext:value-type="float">
            <text:p>5,95</text:p>
          </table:table-cell>
          <table:table-cell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8M00S" calcext:value-type="time">
            <text:p>06:28:00</text:p>
          </table:table-cell>
          <table:table-cell office:value-type="float" office:value="5.95" calcext:value-type="float">
            <text:p>5,95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2M00S" calcext:value-type="time">
            <text:p>07:22:00</text:p>
          </table:table-cell>
          <table:table-cell office:value-type="float" office:value="5.98" calcext:value-type="float">
            <text:p>5,98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3M00S" calcext:value-type="time">
            <text:p>20:03:00</text:p>
          </table:table-cell>
          <table:table-cell office:value-type="float" office:value="5.99" calcext:value-type="float">
            <text:p>5,99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8M00S" calcext:value-type="time">
            <text:p>08:28:00</text:p>
          </table:table-cell>
          <table:table-cell office:value-type="float" office:value="6.1" calcext:value-type="float">
            <text:p>6,1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8M00S" calcext:value-type="time">
            <text:p>23:08:00</text:p>
          </table:table-cell>
          <table:table-cell office:value-type="float" office:value="6.11" calcext:value-type="float">
            <text:p>6,11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2M00S" calcext:value-type="time">
            <text:p>20:52:00</text:p>
          </table:table-cell>
          <table:table-cell office:value-type="float" office:value="6.14" calcext:value-type="float">
            <text:p>6,14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8M00S" calcext:value-type="time">
            <text:p>09:38:00</text:p>
          </table:table-cell>
          <table:table-cell office:value-type="float" office:value="6.15" calcext:value-type="float">
            <text:p>6,15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2M00S" calcext:value-type="time">
            <text:p>06:32:00</text:p>
          </table:table-cell>
          <table:table-cell office:value-type="float" office:value="6.16" calcext:value-type="float">
            <text:p>6,16</text:p>
          </table:table-cell>
          <table:table-cell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5M00S" calcext:value-type="time">
            <text:p>23:45:00</text:p>
          </table:table-cell>
          <table:table-cell office:value-type="float" office:value="6.18" calcext:value-type="float">
            <text:p>6,18</text:p>
          </table:table-cell>
          <table:table-cell office:value-type="float" office:value="0.35" calcext:value-type="float">
            <text:p>0,3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3M00S" calcext:value-type="time">
            <text:p>19:43:00</text:p>
          </table:table-cell>
          <table:table-cell office:value-type="float" office:value="6.19" calcext:value-type="float">
            <text:p>6,19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46M00S" calcext:value-type="time">
            <text:p>23:46:00</text:p>
          </table:table-cell>
          <table:table-cell office:value-type="float" office:value="6.25" calcext:value-type="float">
            <text:p>6,25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7M00S" calcext:value-type="time">
            <text:p>06:17:00</text:p>
          </table:table-cell>
          <table:table-cell office:value-type="float" office:value="6.38" calcext:value-type="float">
            <text:p>6,38</text:p>
          </table:table-cell>
          <table:table-cell office:value-type="float" office:value="0.71" calcext:value-type="float">
            <text:p>0,7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9M00S" calcext:value-type="time">
            <text:p>07:49:00</text:p>
          </table:table-cell>
          <table:table-cell office:value-type="float" office:value="6.39" calcext:value-type="float">
            <text:p>6,39</text:p>
          </table:table-cell>
          <table:table-cell office:value-type="float" office:value="0.62" calcext:value-type="float">
            <text:p>0,6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0M00S" calcext:value-type="time">
            <text:p>18:00:00</text:p>
          </table:table-cell>
          <table:table-cell office:value-type="float" office:value="6.48" calcext:value-type="float">
            <text:p>6,48</text:p>
          </table:table-cell>
          <table:table-cell office:value-type="float" office:value="0.69" calcext:value-type="float">
            <text:p>0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7M00S" calcext:value-type="time">
            <text:p>09:57:00</text:p>
          </table:table-cell>
          <table:table-cell office:value-type="float" office:value="6.58" calcext:value-type="float">
            <text:p>6,58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3M00S" calcext:value-type="time">
            <text:p>19:03:00</text:p>
          </table:table-cell>
          <table:table-cell office:value-type="float" office:value="6.64" calcext:value-type="float">
            <text:p>6,64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9M00S" calcext:value-type="time">
            <text:p>19:39:00</text:p>
          </table:table-cell>
          <table:table-cell office:value-type="float" office:value="6.67" calcext:value-type="float">
            <text:p>6,67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4M00S" calcext:value-type="time">
            <text:p>19:44:00</text:p>
          </table:table-cell>
          <table:table-cell office:value-type="float" office:value="6.69" calcext:value-type="float">
            <text:p>6,69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7M00S" calcext:value-type="time">
            <text:p>18:07:00</text:p>
          </table:table-cell>
          <table:table-cell office:value-type="float" office:value="6.82" calcext:value-type="float">
            <text:p>6,82</text:p>
          </table:table-cell>
          <table:table-cell office:value-type="float" office:value="0.63" calcext:value-type="float">
            <text:p>0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5M00S" calcext:value-type="time">
            <text:p>20:45:00</text:p>
          </table:table-cell>
          <table:table-cell office:value-type="float" office:value="6.92" calcext:value-type="float">
            <text:p>6,92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4M00S" calcext:value-type="time">
            <text:p>21:04:00</text:p>
          </table:table-cell>
          <table:table-cell office:value-type="float" office:value="6.92" calcext:value-type="float">
            <text:p>6,92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06M00S" calcext:value-type="time">
            <text:p>03:06:00</text:p>
          </table:table-cell>
          <table:table-cell office:value-type="float" office:value="6.96" calcext:value-type="float">
            <text:p>6,96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55M00S" calcext:value-type="time">
            <text:p>22:55:00</text:p>
          </table:table-cell>
          <table:table-cell office:value-type="float" office:value="7.07" calcext:value-type="float">
            <text:p>7,07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22M00S" calcext:value-type="time">
            <text:p>00:22:00</text:p>
          </table:table-cell>
          <table:table-cell office:value-type="float" office:value="7.15" calcext:value-type="float">
            <text:p>7,15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5M00S" calcext:value-type="time">
            <text:p>06:35:00</text:p>
          </table:table-cell>
          <table:table-cell office:value-type="float" office:value="7.15" calcext:value-type="float">
            <text:p>7,15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7M00S" calcext:value-type="time">
            <text:p>19:27:00</text:p>
          </table:table-cell>
          <table:table-cell office:value-type="float" office:value="7.17" calcext:value-type="float">
            <text:p>7,17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9M00S" calcext:value-type="time">
            <text:p>09:49:00</text:p>
          </table:table-cell>
          <table:table-cell office:value-type="float" office:value="7.32" calcext:value-type="float">
            <text:p>7,3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9M00S" calcext:value-type="time">
            <text:p>20:59:00</text:p>
          </table:table-cell>
          <table:table-cell office:value-type="float" office:value="7.36" calcext:value-type="float">
            <text:p>7,36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8M00S" calcext:value-type="time">
            <text:p>20:08:00</text:p>
          </table:table-cell>
          <table:table-cell office:value-type="float" office:value="7.5" calcext:value-type="float">
            <text:p>7,5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4M00S" calcext:value-type="time">
            <text:p>06:44:00</text:p>
          </table:table-cell>
          <table:table-cell office:value-type="float" office:value="7.53" calcext:value-type="float">
            <text:p>7,53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5M00S" calcext:value-type="time">
            <text:p>06:55:00</text:p>
          </table:table-cell>
          <table:table-cell office:value-type="float" office:value="7.55" calcext:value-type="float">
            <text:p>7,55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7M00S" calcext:value-type="time">
            <text:p>06:27:00</text:p>
          </table:table-cell>
          <table:table-cell office:value-type="float" office:value="7.58" calcext:value-type="float">
            <text:p>7,58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4M00S" calcext:value-type="time">
            <text:p>09:44:00</text:p>
          </table:table-cell>
          <table:table-cell office:value-type="float" office:value="7.65" calcext:value-type="float">
            <text:p>7,65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1M00S" calcext:value-type="time">
            <text:p>22:11:00</text:p>
          </table:table-cell>
          <table:table-cell office:value-type="float" office:value="7.73" calcext:value-type="float">
            <text:p>7,73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5M00S" calcext:value-type="time">
            <text:p>09:05:00</text:p>
          </table:table-cell>
          <table:table-cell office:value-type="float" office:value="7.76" calcext:value-type="float">
            <text:p>7,76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7M00S" calcext:value-type="time">
            <text:p>07:07:00</text:p>
          </table:table-cell>
          <table:table-cell office:value-type="float" office:value="7.85" calcext:value-type="float">
            <text:p>7,85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6M00S" calcext:value-type="time">
            <text:p>06:26:00</text:p>
          </table:table-cell>
          <table:table-cell office:value-type="float" office:value="7.86" calcext:value-type="float">
            <text:p>7,86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8M00S" calcext:value-type="time">
            <text:p>23:18:00</text:p>
          </table:table-cell>
          <table:table-cell office:value-type="float" office:value="7.87" calcext:value-type="float">
            <text:p>7,87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6M00S" calcext:value-type="time">
            <text:p>09:56:00</text:p>
          </table:table-cell>
          <table:table-cell office:value-type="float" office:value="7.88" calcext:value-type="float">
            <text:p>7,88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4M00S" calcext:value-type="time">
            <text:p>01:44:00</text:p>
          </table:table-cell>
          <table:table-cell office:value-type="float" office:value="7.91" calcext:value-type="float">
            <text:p>7,91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8M00S" calcext:value-type="time">
            <text:p>07:28:00</text:p>
          </table:table-cell>
          <table:table-cell office:value-type="float" office:value="8.08" calcext:value-type="float">
            <text:p>8,08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5M00S" calcext:value-type="time">
            <text:p>06:25:00</text:p>
          </table:table-cell>
          <table:table-cell office:value-type="float" office:value="8.2" calcext:value-type="float">
            <text:p>8,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6M00S" calcext:value-type="time">
            <text:p>07:16:00</text:p>
          </table:table-cell>
          <table:table-cell office:value-type="float" office:value="8.23" calcext:value-type="float">
            <text:p>8,23</text:p>
          </table:table-cell>
          <table:table-cell office:value-type="float" office:value="0.63" calcext:value-type="float">
            <text:p>0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8M00S" calcext:value-type="time">
            <text:p>08:08:00</text:p>
          </table:table-cell>
          <table:table-cell office:value-type="float" office:value="8.26" calcext:value-type="float">
            <text:p>8,26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52M00S" calcext:value-type="time">
            <text:p>01:52:00</text:p>
          </table:table-cell>
          <table:table-cell office:value-type="float" office:value="8.33" calcext:value-type="float">
            <text:p>8,33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3M00S" calcext:value-type="time">
            <text:p>18:33:00</text:p>
          </table:table-cell>
          <table:table-cell office:value-type="float" office:value="8.34" calcext:value-type="float">
            <text:p>8,34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3M00S" calcext:value-type="time">
            <text:p>18:53:00</text:p>
          </table:table-cell>
          <table:table-cell office:value-type="float" office:value="8.37" calcext:value-type="float">
            <text:p>8,37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12M00S" calcext:value-type="time">
            <text:p>23:12:00</text:p>
          </table:table-cell>
          <table:table-cell office:value-type="float" office:value="8.43" calcext:value-type="float">
            <text:p>8,43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00M00S" calcext:value-type="time">
            <text:p>23:00:00</text:p>
          </table:table-cell>
          <table:table-cell office:value-type="float" office:value="8.52" calcext:value-type="float">
            <text:p>8,52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29M00S" calcext:value-type="time">
            <text:p>05:29:00</text:p>
          </table:table-cell>
          <table:table-cell office:value-type="float" office:value="8.56" calcext:value-type="float">
            <text:p>8,56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10M00S" calcext:value-type="time">
            <text:p>22:10:00</text:p>
          </table:table-cell>
          <table:table-cell office:value-type="float" office:value="8.6" calcext:value-type="float">
            <text:p>8,6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0M00S" calcext:value-type="time">
            <text:p>07:00:00</text:p>
          </table:table-cell>
          <table:table-cell office:value-type="float" office:value="8.74" calcext:value-type="float">
            <text:p>8,74</text:p>
          </table:table-cell>
          <table:table-cell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1M00S" calcext:value-type="time">
            <text:p>20:11:00</text:p>
          </table:table-cell>
          <table:table-cell office:value-type="float" office:value="8.84" calcext:value-type="float">
            <text:p>8,84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37M00S" calcext:value-type="time">
            <text:p>22:37:00</text:p>
          </table:table-cell>
          <table:table-cell office:value-type="float" office:value="8.88" calcext:value-type="float">
            <text:p>8,88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15M00S" calcext:value-type="time">
            <text:p>03:15:00</text:p>
          </table:table-cell>
          <table:table-cell office:value-type="float" office:value="8.88" calcext:value-type="float">
            <text:p>8,88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5M00S" calcext:value-type="time">
            <text:p>07:15:00</text:p>
          </table:table-cell>
          <table:table-cell office:value-type="float" office:value="8.9" calcext:value-type="float">
            <text:p>8,9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3M00S" calcext:value-type="time">
            <text:p>18:43:00</text:p>
          </table:table-cell>
          <table:table-cell office:value-type="float" office:value="8.93" calcext:value-type="float">
            <text:p>8,93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8M00S" calcext:value-type="time">
            <text:p>19:08:00</text:p>
          </table:table-cell>
          <table:table-cell office:value-type="float" office:value="9.05" calcext:value-type="float">
            <text:p>9,05</text:p>
          </table:table-cell>
          <table:table-cell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2M00S" calcext:value-type="time">
            <text:p>21:22:00</text:p>
          </table:table-cell>
          <table:table-cell office:value-type="float" office:value="9.05" calcext:value-type="float">
            <text:p>9,05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3M00S" calcext:value-type="time">
            <text:p>09:23:00</text:p>
          </table:table-cell>
          <table:table-cell office:value-type="float" office:value="9.08" calcext:value-type="float">
            <text:p>9,08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1M00S" calcext:value-type="time">
            <text:p>07:31:00</text:p>
          </table:table-cell>
          <table:table-cell office:value-type="float" office:value="9.12" calcext:value-type="float">
            <text:p>9,12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4M00S" calcext:value-type="time">
            <text:p>19:34:00</text:p>
          </table:table-cell>
          <table:table-cell office:value-type="float" office:value="9.21" calcext:value-type="float">
            <text:p>9,21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7M00S" calcext:value-type="time">
            <text:p>06:57:00</text:p>
          </table:table-cell>
          <table:table-cell office:value-type="float" office:value="9.31" calcext:value-type="float">
            <text:p>9,31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15M00S" calcext:value-type="time">
            <text:p>02:15:00</text:p>
          </table:table-cell>
          <table:table-cell office:value-type="float" office:value="9.38" calcext:value-type="float">
            <text:p>9,38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4M00S" calcext:value-type="time">
            <text:p>09:04:00</text:p>
          </table:table-cell>
          <table:table-cell office:value-type="float" office:value="9.45" calcext:value-type="float">
            <text:p>9,45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7M00S" calcext:value-type="time">
            <text:p>18:27:00</text:p>
          </table:table-cell>
          <table:table-cell office:value-type="float" office:value="9.54" calcext:value-type="float">
            <text:p>9,54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0M00S" calcext:value-type="time">
            <text:p>19:40:00</text:p>
          </table:table-cell>
          <table:table-cell office:value-type="float" office:value="9.56" calcext:value-type="float">
            <text:p>9,56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07M00S" calcext:value-type="time">
            <text:p>22:07:00</text:p>
          </table:table-cell>
          <table:table-cell office:value-type="float" office:value="9.56" calcext:value-type="float">
            <text:p>9,56</text:p>
          </table:table-cell>
          <table:table-cell office:value-type="float" office:value="0.09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41M00S" calcext:value-type="time">
            <text:p>01:41:00</text:p>
          </table:table-cell>
          <table:table-cell office:value-type="float" office:value="9.57" calcext:value-type="float">
            <text:p>9,57</text:p>
          </table:table-cell>
          <table:table-cell office:value-type="float" office:value="0.17" calcext:value-type="float">
            <text:p>0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2M00S" calcext:value-type="time">
            <text:p>09:42:00</text:p>
          </table:table-cell>
          <table:table-cell office:value-type="float" office:value="9.57" calcext:value-type="float">
            <text:p>9,57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0M00S" calcext:value-type="time">
            <text:p>18:20:00</text:p>
          </table:table-cell>
          <table:table-cell office:value-type="float" office:value="9.65" calcext:value-type="float">
            <text:p>9,65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9M00S" calcext:value-type="time">
            <text:p>21:59:00</text:p>
          </table:table-cell>
          <table:table-cell office:value-type="float" office:value="9.66" calcext:value-type="float">
            <text:p>9,66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4M00S" calcext:value-type="time">
            <text:p>20:14:00</text:p>
          </table:table-cell>
          <table:table-cell office:value-type="float" office:value="9.79" calcext:value-type="float">
            <text:p>9,79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6M00S" calcext:value-type="time">
            <text:p>08:46:00</text:p>
          </table:table-cell>
          <table:table-cell office:value-type="float" office:value="9.89" calcext:value-type="float">
            <text:p>9,89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3M00S" calcext:value-type="time">
            <text:p>21:03:00</text:p>
          </table:table-cell>
          <table:table-cell office:value-type="float" office:value="9.93" calcext:value-type="float">
            <text:p>9,93</text:p>
          </table:table-cell>
          <table:table-cell office:value-type="float" office:value="0.35" calcext:value-type="float">
            <text:p>0,3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11M00S" calcext:value-type="time">
            <text:p>21:11:00</text:p>
          </table:table-cell>
          <table:table-cell office:value-type="float" office:value="10.03" calcext:value-type="float">
            <text:p>10,03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59M00S" calcext:value-type="time">
            <text:p>04:59:00</text:p>
          </table:table-cell>
          <table:table-cell office:value-type="float" office:value="10.06" calcext:value-type="float">
            <text:p>10,06</text:p>
          </table:table-cell>
          <table:table-cell office:value-type="float" office:value="0.19" calcext:value-type="float">
            <text:p>0,1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53M00S" calcext:value-type="time">
            <text:p>03:53:00</text:p>
          </table:table-cell>
          <table:table-cell office:value-type="float" office:value="10.09" calcext:value-type="float">
            <text:p>10,09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3M00S" calcext:value-type="time">
            <text:p>07:13:00</text:p>
          </table:table-cell>
          <table:table-cell office:value-type="float" office:value="10.1" calcext:value-type="float">
            <text:p>10,1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3M00S" calcext:value-type="time">
            <text:p>19:13:00</text:p>
          </table:table-cell>
          <table:table-cell office:value-type="float" office:value="10.21" calcext:value-type="float">
            <text:p>10,21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47M00S" calcext:value-type="time">
            <text:p>04:47:00</text:p>
          </table:table-cell>
          <table:table-cell office:value-type="float" office:value="10.23" calcext:value-type="float">
            <text:p>10,23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2M00S" calcext:value-type="time">
            <text:p>08:12:00</text:p>
          </table:table-cell>
          <table:table-cell office:value-type="float" office:value="10.27" calcext:value-type="float">
            <text:p>10,27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0M00S" calcext:value-type="time">
            <text:p>19:10:00</text:p>
          </table:table-cell>
          <table:table-cell office:value-type="float" office:value="10.38" calcext:value-type="float">
            <text:p>10,38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9M00S" calcext:value-type="time">
            <text:p>21:29:00</text:p>
          </table:table-cell>
          <table:table-cell office:value-type="float" office:value="10.4" calcext:value-type="float">
            <text:p>10,4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1M00S" calcext:value-type="time">
            <text:p>18:01:00</text:p>
          </table:table-cell>
          <table:table-cell office:value-type="float" office:value="10.46" calcext:value-type="float">
            <text:p>10,46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36M00S" calcext:value-type="time">
            <text:p>07:36:00</text:p>
          </table:table-cell>
          <table:table-cell office:value-type="float" office:value="10.61" calcext:value-type="float">
            <text:p>10,61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9M00S" calcext:value-type="time">
            <text:p>19:09:00</text:p>
          </table:table-cell>
          <table:table-cell office:value-type="float" office:value="10.69" calcext:value-type="float">
            <text:p>10,69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1M00S" calcext:value-type="time">
            <text:p>19:51:00</text:p>
          </table:table-cell>
          <table:table-cell office:value-type="float" office:value="10.72" calcext:value-type="float">
            <text:p>10,72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5M00S" calcext:value-type="time">
            <text:p>09:25:00</text:p>
          </table:table-cell>
          <table:table-cell office:value-type="float" office:value="10.73" calcext:value-type="float">
            <text:p>10,73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5M00S" calcext:value-type="time">
            <text:p>09:55:00</text:p>
          </table:table-cell>
          <table:table-cell office:value-type="float" office:value="10.74" calcext:value-type="float">
            <text:p>10,74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2M00S" calcext:value-type="time">
            <text:p>06:52:00</text:p>
          </table:table-cell>
          <table:table-cell office:value-type="float" office:value="10.84" calcext:value-type="float">
            <text:p>10,84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6M00S" calcext:value-type="time">
            <text:p>20:46:00</text:p>
          </table:table-cell>
          <table:table-cell office:value-type="float" office:value="10.85" calcext:value-type="float">
            <text:p>10,85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2M00S" calcext:value-type="time">
            <text:p>01:12:00</text:p>
          </table:table-cell>
          <table:table-cell office:value-type="float" office:value="10.91" calcext:value-type="float">
            <text:p>10,91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6M00S" calcext:value-type="time">
            <text:p>03:26:00</text:p>
          </table:table-cell>
          <table:table-cell office:value-type="float" office:value="10.93" calcext:value-type="float">
            <text:p>10,93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6M00S" calcext:value-type="time">
            <text:p>08:36:00</text:p>
          </table:table-cell>
          <table:table-cell office:value-type="float" office:value="10.95" calcext:value-type="float">
            <text:p>10,95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9M00S" calcext:value-type="time">
            <text:p>20:29:00</text:p>
          </table:table-cell>
          <table:table-cell office:value-type="float" office:value="10.97" calcext:value-type="float">
            <text:p>10,97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47M00S" calcext:value-type="time">
            <text:p>21:47:00</text:p>
          </table:table-cell>
          <table:table-cell office:value-type="float" office:value="10.98" calcext:value-type="float">
            <text:p>10,98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7M00S" calcext:value-type="time">
            <text:p>01:17:00</text:p>
          </table:table-cell>
          <table:table-cell office:value-type="float" office:value="10.98" calcext:value-type="float">
            <text:p>10,98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7M00S" calcext:value-type="time">
            <text:p>22:27:00</text:p>
          </table:table-cell>
          <table:table-cell office:value-type="float" office:value="11.04" calcext:value-type="float">
            <text:p>11,04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28M00S" calcext:value-type="time">
            <text:p>20:28:00</text:p>
          </table:table-cell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8M00S" calcext:value-type="time">
            <text:p>07:08:00</text:p>
          </table:table-cell>
          <table:table-cell office:value-type="float" office:value="11.41" calcext:value-type="float">
            <text:p>11,41</text:p>
          </table:table-cell>
          <table:table-cell office:value-type="float" office:value="0.69" calcext:value-type="float">
            <text:p>0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0M00S" calcext:value-type="time">
            <text:p>07:1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6M00S" calcext:value-type="time">
            <text:p>09:46:00</text:p>
          </table:table-cell>
          <table:table-cell office:value-type="float" office:value="11.57" calcext:value-type="float">
            <text:p>11,57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8M00S" calcext:value-type="time">
            <text:p>09:58:00</text:p>
          </table:table-cell>
          <table:table-cell office:value-type="float" office:value="11.58" calcext:value-type="float">
            <text:p>11,58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6M00S" calcext:value-type="time">
            <text:p>18:26:00</text:p>
          </table:table-cell>
          <table:table-cell office:value-type="float" office:value="11.67" calcext:value-type="float">
            <text:p>11,67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35M00S" calcext:value-type="time">
            <text:p>03:35:00</text:p>
          </table:table-cell>
          <table:table-cell office:value-type="float" office:value="11.69" calcext:value-type="float">
            <text:p>11,69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0M00S" calcext:value-type="time">
            <text:p>09:10:00</text:p>
          </table:table-cell>
          <table:table-cell office:value-type="float" office:value="11.73" calcext:value-type="float">
            <text:p>11,73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7M00S" calcext:value-type="time">
            <text:p>06:37:00</text:p>
          </table:table-cell>
          <table:table-cell office:value-type="float" office:value="11.79" calcext:value-type="float">
            <text:p>11,79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24M00S" calcext:value-type="time">
            <text:p>23:24:00</text:p>
          </table:table-cell>
          <table:table-cell office:value-type="float" office:value="11.87" calcext:value-type="float">
            <text:p>11,87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5M00S" calcext:value-type="time">
            <text:p>08:05:00</text:p>
          </table:table-cell>
          <table:table-cell office:value-type="float" office:value="12.08" calcext:value-type="float">
            <text:p>12,08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2M00S" calcext:value-type="time">
            <text:p>20:02:00</text:p>
          </table:table-cell>
          <table:table-cell office:value-type="float" office:value="12.14" calcext:value-type="float">
            <text:p>12,14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3H57M00S" calcext:value-type="time">
            <text:p>23:57:00</text:p>
          </table:table-cell>
          <table:table-cell office:value-type="float" office:value="12.22" calcext:value-type="float">
            <text:p>12,22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54M00S" calcext:value-type="time">
            <text:p>21:54:00</text:p>
          </table:table-cell>
          <table:table-cell office:value-type="float" office:value="12.46" calcext:value-type="float">
            <text:p>12,46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1M00S" calcext:value-type="time">
            <text:p>18:31:00</text:p>
          </table:table-cell>
          <table:table-cell office:value-type="float" office:value="12.47" calcext:value-type="float">
            <text:p>12,47</text:p>
          </table:table-cell>
          <table:table-cell office:value-type="float" office:value="0.52" calcext:value-type="float">
            <text:p>0,5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2M00S" calcext:value-type="time">
            <text:p>19:32:00</text:p>
          </table:table-cell>
          <table:table-cell office:value-type="float" office:value="12.48" calcext:value-type="float">
            <text:p>12,48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5M00S" calcext:value-type="time">
            <text:p>10:05:00</text:p>
          </table:table-cell>
          <table:table-cell office:value-type="float" office:value="12.55" calcext:value-type="float">
            <text:p>12,55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1M00S" calcext:value-type="time">
            <text:p>19:41:00</text:p>
          </table:table-cell>
          <table:table-cell office:value-type="float" office:value="12.65" calcext:value-type="float">
            <text:p>12,65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0M00S" calcext:value-type="time">
            <text:p>09:40:00</text:p>
          </table:table-cell>
          <table:table-cell office:value-type="float" office:value="12.73" calcext:value-type="float">
            <text:p>12,73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7M00S" calcext:value-type="time">
            <text:p>20:17:00</text:p>
          </table:table-cell>
          <table:table-cell office:value-type="float" office:value="12.77" calcext:value-type="float">
            <text:p>12,77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float" office:value="12.77" calcext:value-type="float">
            <text:p>12,77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3M00S" calcext:value-type="time">
            <text:p>09:43:00</text:p>
          </table:table-cell>
          <table:table-cell office:value-type="float" office:value="13.07" calcext:value-type="float">
            <text:p>13,07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3M00S" calcext:value-type="time">
            <text:p>06:53:00</text:p>
          </table:table-cell>
          <table:table-cell office:value-type="float" office:value="13.11" calcext:value-type="float">
            <text:p>13,11</text:p>
          </table:table-cell>
          <table:table-cell office:value-type="float" office:value="0.24" calcext:value-type="float">
            <text:p>0,2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9M00S" calcext:value-type="time">
            <text:p>06:39:00</text:p>
          </table:table-cell>
          <table:table-cell office:value-type="float" office:value="13.12" calcext:value-type="float">
            <text:p>13,12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37M00S" calcext:value-type="time">
            <text:p>20:37:00</text:p>
          </table:table-cell>
          <table:table-cell office:value-type="float" office:value="13.45" calcext:value-type="float">
            <text:p>13,45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1M00S" calcext:value-type="time">
            <text:p>07:21:00</text:p>
          </table:table-cell>
          <table:table-cell office:value-type="float" office:value="13.51" calcext:value-type="float">
            <text:p>13,51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2M00S" calcext:value-type="time">
            <text:p>08:32:00</text:p>
          </table:table-cell>
          <table:table-cell office:value-type="float" office:value="13.63" calcext:value-type="float">
            <text:p>13,63</text:p>
          </table:table-cell>
          <table:table-cell office:value-type="float" office:value="0.49" calcext:value-type="float">
            <text:p>0,4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9M00S" calcext:value-type="time">
            <text:p>06:49:00</text:p>
          </table:table-cell>
          <table:table-cell office:value-type="float" office:value="13.66" calcext:value-type="float">
            <text:p>13,66</text:p>
          </table:table-cell>
          <table:table-cell office:value-type="float" office:value="0.88" calcext:value-type="float">
            <text:p>0,8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9M00S" calcext:value-type="time">
            <text:p>09:09:00</text:p>
          </table:table-cell>
          <table:table-cell office:value-type="float" office:value="13.66" calcext:value-type="float">
            <text:p>13,66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6M00S" calcext:value-type="time">
            <text:p>06:56:00</text:p>
          </table:table-cell>
          <table:table-cell office:value-type="float" office:value="13.7" calcext:value-type="float">
            <text:p>13,7</text:p>
          </table:table-cell>
          <table:table-cell office:value-type="float" office:value="0.66" calcext:value-type="float">
            <text:p>0,6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07M00S" calcext:value-type="time">
            <text:p>20:07:00</text:p>
          </table:table-cell>
          <table:table-cell office:value-type="float" office:value="13.71" calcext:value-type="float">
            <text:p>13,71</text:p>
          </table:table-cell>
          <table:table-cell office:value-type="float" office:value="0.27" calcext:value-type="float">
            <text:p>0,2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1H19M00S" calcext:value-type="time">
            <text:p>01:19:00</text:p>
          </table:table-cell>
          <table:table-cell office:value-type="float" office:value="13.74" calcext:value-type="float">
            <text:p>13,74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1M00S" calcext:value-type="time">
            <text:p>08:51:00</text:p>
          </table:table-cell>
          <table:table-cell office:value-type="float" office:value="13.92" calcext:value-type="float">
            <text:p>13,92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5M00S" calcext:value-type="time">
            <text:p>09:35:00</text:p>
          </table:table-cell>
          <table:table-cell office:value-type="float" office:value="13.93" calcext:value-type="float">
            <text:p>13,93</text:p>
          </table:table-cell>
          <table:table-cell office:value-type="float" office:value="0.36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4M00S" calcext:value-type="time">
            <text:p>07:54:00</text:p>
          </table:table-cell>
          <table:table-cell office:value-type="float" office:value="13.97" calcext:value-type="float">
            <text:p>13,97</text:p>
          </table:table-cell>
          <table:table-cell office:value-type="float" office:value="0.43" calcext:value-type="float">
            <text:p>0,4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5M00S" calcext:value-type="time">
            <text:p>06:45:00</text:p>
          </table:table-cell>
          <table:table-cell office:value-type="float" office:value="13.98" calcext:value-type="float">
            <text:p>13,98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3M00S" calcext:value-type="time">
            <text:p>07:43:00</text:p>
          </table:table-cell>
          <table:table-cell office:value-type="float" office:value="13.99" calcext:value-type="float">
            <text:p>13,99</text:p>
          </table:table-cell>
          <table:table-cell office:value-type="float" office:value="0.69" calcext:value-type="float">
            <text:p>0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8M00S" calcext:value-type="time">
            <text:p>07:18:00</text:p>
          </table:table-cell>
          <table:table-cell office:value-type="float" office:value="14.11" calcext:value-type="float">
            <text:p>14,11</text:p>
          </table:table-cell>
          <table:table-cell office:value-type="float" office:value="0.33" calcext:value-type="float">
            <text:p>0,3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2M00S" calcext:value-type="time">
            <text:p>09:22:00</text:p>
          </table:table-cell>
          <table:table-cell office:value-type="float" office:value="14.16" calcext:value-type="float">
            <text:p>14,16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1M00S" calcext:value-type="time">
            <text:p>18:11:00</text:p>
          </table:table-cell>
          <table:table-cell office:value-type="float" office:value="14.2" calcext:value-type="float">
            <text:p>14,2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2M00S" calcext:value-type="time">
            <text:p>07:52:00</text:p>
          </table:table-cell>
          <table:table-cell office:value-type="float" office:value="14.32" calcext:value-type="float">
            <text:p>14,32</text:p>
          </table:table-cell>
          <table:table-cell office:value-type="float" office:value="0.62" calcext:value-type="float">
            <text:p>0,6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0M00S" calcext:value-type="time">
            <text:p>05:50:00</text:p>
          </table:table-cell>
          <table:table-cell office:value-type="float" office:value="14.35" calcext:value-type="float">
            <text:p>14,35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2M00S" calcext:value-type="time">
            <text:p>06:42:00</text:p>
          </table:table-cell>
          <table:table-cell office:value-type="float" office:value="14.37" calcext:value-type="float">
            <text:p>14,37</text:p>
          </table:table-cell>
          <table:table-cell office:value-type="float" office:value="0.78" calcext:value-type="float">
            <text:p>0,7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3M00S" calcext:value-type="time">
            <text:p>06:13:00</text:p>
          </table:table-cell>
          <table:table-cell office:value-type="float" office:value="14.38" calcext:value-type="float">
            <text:p>14,38</text:p>
          </table:table-cell>
          <table:table-cell office:value-type="float" office:value="0.66" calcext:value-type="float">
            <text:p>0,6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26M00S" calcext:value-type="time">
            <text:p>21:26:00</text:p>
          </table:table-cell>
          <table:table-cell office:value-type="float" office:value="14.4" calcext:value-type="float">
            <text:p>14,4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2H26M00S" calcext:value-type="time">
            <text:p>02:26:00</text:p>
          </table:table-cell>
          <table:table-cell office:value-type="float" office:value="14.5" calcext:value-type="float">
            <text:p>14,5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0M00S" calcext:value-type="time">
            <text:p>09:20:00</text:p>
          </table:table-cell>
          <table:table-cell office:value-type="float" office:value="14.51" calcext:value-type="float">
            <text:p>14,51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6M00S" calcext:value-type="time">
            <text:p>07:06:00</text:p>
          </table:table-cell>
          <table:table-cell office:value-type="float" office:value="14.52" calcext:value-type="float">
            <text:p>14,52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4M00S" calcext:value-type="time">
            <text:p>07:14:00</text:p>
          </table:table-cell>
          <table:table-cell office:value-type="float" office:value="14.52" calcext:value-type="float">
            <text:p>14,52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9M00S" calcext:value-type="time">
            <text:p>08:59:00</text:p>
          </table:table-cell>
          <table:table-cell office:value-type="float" office:value="14.56" calcext:value-type="float">
            <text:p>14,56</text:p>
          </table:table-cell>
          <table:table-cell office:value-type="float" office:value="0.68" calcext:value-type="float">
            <text:p>0,6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0M00S" calcext:value-type="time">
            <text:p>09:30:00</text:p>
          </table:table-cell>
          <table:table-cell office:value-type="float" office:value="14.73" calcext:value-type="float">
            <text:p>14,73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45M00S" calcext:value-type="time">
            <text:p>19:45:00</text:p>
          </table:table-cell>
          <table:table-cell office:value-type="float" office:value="14.89" calcext:value-type="float">
            <text:p>14,89</text:p>
          </table:table-cell>
          <table:table-cell office:value-type="float" office:value="0.29" calcext:value-type="float">
            <text:p>0,2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4M00S" calcext:value-type="time">
            <text:p>19:24:00</text:p>
          </table:table-cell>
          <table:table-cell office:value-type="float" office:value="14.91" calcext:value-type="float">
            <text:p>14,9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3M00S" calcext:value-type="time">
            <text:p>08:33:00</text:p>
          </table:table-cell>
          <table:table-cell office:value-type="float" office:value="14.96" calcext:value-type="float">
            <text:p>14,96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8M00S" calcext:value-type="time">
            <text:p>09:28:00</text:p>
          </table:table-cell>
          <table:table-cell office:value-type="float" office:value="15.03" calcext:value-type="float">
            <text:p>15,03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2M00S" calcext:value-type="time">
            <text:p>09:32:00</text:p>
          </table:table-cell>
          <table:table-cell office:value-type="float" office:value="15.17" calcext:value-type="float">
            <text:p>15,17</text:p>
          </table:table-cell>
          <table:table-cell office:value-type="float" office:value="0.63" calcext:value-type="float">
            <text:p>0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29M00S" calcext:value-type="time">
            <text:p>06:29:00</text:p>
          </table:table-cell>
          <table:table-cell office:value-type="float" office:value="15.2" calcext:value-type="float">
            <text:p>15,2</text:p>
          </table:table-cell>
          <table:table-cell office:value-type="float" office:value="0.62" calcext:value-type="float">
            <text:p>0,6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4M00S" calcext:value-type="time">
            <text:p>18:34:00</text:p>
          </table:table-cell>
          <table:table-cell office:value-type="float" office:value="15.28" calcext:value-type="float">
            <text:p>15,28</text:p>
          </table:table-cell>
          <table:table-cell office:value-type="float" office:value="0.22" calcext:value-type="float">
            <text:p>0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38M00S" calcext:value-type="time">
            <text:p>05:38:00</text:p>
          </table:table-cell>
          <table:table-cell office:value-type="float" office:value="15.3" calcext:value-type="float">
            <text:p>15,3</text:p>
          </table:table-cell>
          <table:table-cell office:value-type="float" office:value="0.26" calcext:value-type="float">
            <text:p>0,2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8M00S" calcext:value-type="time">
            <text:p>07:48:00</text:p>
          </table:table-cell>
          <table:table-cell office:value-type="float" office:value="15.32" calcext:value-type="float">
            <text:p>15,3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48M00S" calcext:value-type="time">
            <text:p>18:48:00</text:p>
          </table:table-cell>
          <table:table-cell office:value-type="float" office:value="15.35" calcext:value-type="float">
            <text:p>15,35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7M00S" calcext:value-type="time">
            <text:p>09:07:00</text:p>
          </table:table-cell>
          <table:table-cell office:value-type="float" office:value="15.44" calcext:value-type="float">
            <text:p>15,44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52M00S" calcext:value-type="time">
            <text:p>19:52:00</text:p>
          </table:table-cell>
          <table:table-cell office:value-type="float" office:value="15.47" calcext:value-type="float">
            <text:p>15,47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8M00S" calcext:value-type="time">
            <text:p>08:58:00</text:p>
          </table:table-cell>
          <table:table-cell office:value-type="float" office:value="15.78" calcext:value-type="float">
            <text:p>15,78</text:p>
          </table:table-cell>
          <table:table-cell office:value-type="float" office:value="0.66" calcext:value-type="float">
            <text:p>0,6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3M00S" calcext:value-type="time">
            <text:p>08:53:00</text:p>
          </table:table-cell>
          <table:table-cell office:value-type="float" office:value="15.85" calcext:value-type="float">
            <text:p>15,85</text:p>
          </table:table-cell>
          <table:table-cell office:value-type="float" office:value="0.54" calcext:value-type="float">
            <text:p>0,5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6M00S" calcext:value-type="time">
            <text:p>18:56:00</text:p>
          </table:table-cell>
          <table:table-cell office:value-type="float" office:value="16.01" calcext:value-type="float">
            <text:p>16,01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2M00S" calcext:value-type="time">
            <text:p>20:12:00</text:p>
          </table:table-cell>
          <table:table-cell office:value-type="float" office:value="16.05" calcext:value-type="float">
            <text:p>16,05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1H01M00S" calcext:value-type="time">
            <text:p>21:01:00</text:p>
          </table:table-cell>
          <table:table-cell office:value-type="float" office:value="16.11" calcext:value-type="float">
            <text:p>16,11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4H36M00S" calcext:value-type="time">
            <text:p>04:36:00</text:p>
          </table:table-cell>
          <table:table-cell office:value-type="float" office:value="16.26" calcext:value-type="float">
            <text:p>16,26</text:p>
          </table:table-cell>
          <table:table-cell office:value-type="float" office:value="0.23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9M00S" calcext:value-type="time">
            <text:p>18:59:00</text:p>
          </table:table-cell>
          <table:table-cell office:value-type="float" office:value="16.31" calcext:value-type="float">
            <text:p>16,31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5M00S" calcext:value-type="time">
            <text:p>07:05:00</text:p>
          </table:table-cell>
          <table:table-cell office:value-type="float" office:value="16.7" calcext:value-type="float">
            <text:p>16,7</text:p>
          </table:table-cell>
          <table:table-cell office:value-type="float" office:value="0.31" calcext:value-type="float">
            <text:p>0,3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8M00S" calcext:value-type="time">
            <text:p>06:38:00</text:p>
          </table:table-cell>
          <table:table-cell office:value-type="float" office:value="16.98" calcext:value-type="float">
            <text:p>16,98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4M00S" calcext:value-type="time">
            <text:p>08:54:00</text:p>
          </table:table-cell>
          <table:table-cell office:value-type="float" office:value="17.42" calcext:value-type="float">
            <text:p>17,42</text:p>
          </table:table-cell>
          <table:table-cell office:value-type="float" office:value="0.43" calcext:value-type="float">
            <text:p>0,4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3H29M00S" calcext:value-type="time">
            <text:p>03:29:00</text:p>
          </table:table-cell>
          <table:table-cell office:value-type="float" office:value="17.63" calcext:value-type="float">
            <text:p>17,63</text:p>
          </table:table-cell>
          <table:table-cell office:value-type="float" office:value="0.28" calcext:value-type="float">
            <text:p>0,2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4M00S" calcext:value-type="time">
            <text:p>06:14:00</text:p>
          </table:table-cell>
          <table:table-cell office:value-type="float" office:value="17.71" calcext:value-type="float">
            <text:p>17,71</text:p>
          </table:table-cell>
          <table:table-cell office:value-type="float" office:value="0.67" calcext:value-type="float">
            <text:p>0,6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6M00S" calcext:value-type="time">
            <text:p>07:46:00</text:p>
          </table:table-cell>
          <table:table-cell office:value-type="float" office:value="17.71" calcext:value-type="float">
            <text:p>17,71</text:p>
          </table:table-cell>
          <table:table-cell office:value-type="float" office:value="0.6" calcext:value-type="float">
            <text:p>0,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2M00S" calcext:value-type="time">
            <text:p>08:22:00</text:p>
          </table:table-cell>
          <table:table-cell office:value-type="float" office:value="18.04" calcext:value-type="float">
            <text:p>18,04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9M00S" calcext:value-type="time">
            <text:p>09:19:00</text:p>
          </table:table-cell>
          <table:table-cell office:value-type="float" office:value="18.12" calcext:value-type="float">
            <text:p>18,12</text:p>
          </table:table-cell>
          <table:table-cell office:value-type="float" office:value="0.25" calcext:value-type="float">
            <text:p>0,2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6M00S" calcext:value-type="time">
            <text:p>09:26:00</text:p>
          </table:table-cell>
          <table:table-cell office:value-type="float" office:value="18.17" calcext:value-type="float">
            <text:p>18,17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9M00S" calcext:value-type="time">
            <text:p>09:59:00</text:p>
          </table:table-cell>
          <table:table-cell office:value-type="float" office:value="18.19" calcext:value-type="float">
            <text:p>18,19</text:p>
          </table:table-cell>
          <table:table-cell office:value-type="float" office:value="0.77" calcext:value-type="float">
            <text:p>0,7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12M00S" calcext:value-type="time">
            <text:p>07:12:00</text:p>
          </table:table-cell>
          <table:table-cell office:value-type="float" office:value="18.25" calcext:value-type="float">
            <text:p>18,25</text:p>
          </table:table-cell>
          <table:table-cell office:value-type="float" office:value="0.49" calcext:value-type="float">
            <text:p>0,4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4M00S" calcext:value-type="time">
            <text:p>09:54:00</text:p>
          </table:table-cell>
          <table:table-cell office:value-type="float" office:value="18.3" calcext:value-type="float">
            <text:p>18,3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4M00S" calcext:value-type="time">
            <text:p>07:04:00</text:p>
          </table:table-cell>
          <table:table-cell office:value-type="float" office:value="18.44" calcext:value-type="float">
            <text:p>18,4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7M00S" calcext:value-type="time">
            <text:p>19:37:00</text:p>
          </table:table-cell>
          <table:table-cell office:value-type="float" office:value="18.58" calcext:value-type="float">
            <text:p>18,58</text:p>
          </table:table-cell>
          <table:table-cell office:value-type="float" office:value="0.35" calcext:value-type="float">
            <text:p>0,3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43M00S" calcext:value-type="time">
            <text:p>20:43:00</text:p>
          </table:table-cell>
          <table:table-cell office:value-type="float" office:value="18.7" calcext:value-type="float">
            <text:p>18,7</text:p>
          </table:table-cell>
          <table:table-cell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6M00S" calcext:value-type="time">
            <text:p>18:06:00</text:p>
          </table:table-cell>
          <table:table-cell office:value-type="float" office:value="19.19" calcext:value-type="float">
            <text:p>19,19</text:p>
          </table:table-cell>
          <table:table-cell office:value-type="float" office:value="0.69" calcext:value-type="float">
            <text:p>0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05M00S" calcext:value-type="time">
            <text:p>19:05:00</text:p>
          </table:table-cell>
          <table:table-cell office:value-type="float" office:value="19.29" calcext:value-type="float">
            <text:p>19,29</text:p>
          </table:table-cell>
          <table:table-cell office:value-type="float" office:value="0.74" calcext:value-type="float">
            <text:p>0,7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4M00S" calcext:value-type="time">
            <text:p>08:44:00</text:p>
          </table:table-cell>
          <table:table-cell office:value-type="float" office:value="19.29" calcext:value-type="float">
            <text:p>19,29</text:p>
          </table:table-cell>
          <table:table-cell office:value-type="float" office:value="0.67" calcext:value-type="float">
            <text:p>0,6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4M00S" calcext:value-type="time">
            <text:p>10:04:00</text:p>
          </table:table-cell>
          <table:table-cell office:value-type="float" office:value="19.4" calcext:value-type="float">
            <text:p>19,4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10M00S" calcext:value-type="time">
            <text:p>08:10:00</text:p>
          </table:table-cell>
          <table:table-cell office:value-type="float" office:value="19.57" calcext:value-type="float">
            <text:p>19,57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6M00S" calcext:value-type="time">
            <text:p>09:16:00</text:p>
          </table:table-cell>
          <table:table-cell office:value-type="float" office:value="19.67" calcext:value-type="float">
            <text:p>19,67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25M00S" calcext:value-type="time">
            <text:p>07:25:00</text:p>
          </table:table-cell>
          <table:table-cell office:value-type="float" office:value="19.7" calcext:value-type="float">
            <text:p>19,7</text:p>
          </table:table-cell>
          <table:table-cell office:value-type="float" office:value="0.56" calcext:value-type="float">
            <text:p>0,5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5M00S" calcext:value-type="time">
            <text:p>18:55:00</text:p>
          </table:table-cell>
          <table:table-cell office:value-type="float" office:value="19.78" calcext:value-type="float">
            <text:p>19,78</text:p>
          </table:table-cell>
          <table:table-cell office:value-type="float" office:value="0.43" calcext:value-type="float">
            <text:p>0,4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1M00S" calcext:value-type="time">
            <text:p>19:21:00</text:p>
          </table:table-cell>
          <table:table-cell office:value-type="float" office:value="19.86" calcext:value-type="float">
            <text:p>19,86</text:p>
          </table:table-cell>
          <table:table-cell office:value-type="float" office:value="0.42" calcext:value-type="float">
            <text:p>0,4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44M00S" calcext:value-type="time">
            <text:p>07:44:00</text:p>
          </table:table-cell>
          <table:table-cell office:value-type="float" office:value="20.21" calcext:value-type="float">
            <text:p>20,21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float" office:value="20.41" calcext:value-type="float">
            <text:p>20,41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6M00S" calcext:value-type="time">
            <text:p>09:06:00</text:p>
          </table:table-cell>
          <table:table-cell office:value-type="float" office:value="21.01" calcext:value-type="float">
            <text:p>21,01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9M00S" calcext:value-type="time">
            <text:p>06:19:00</text:p>
          </table:table-cell>
          <table:table-cell office:value-type="float" office:value="21.55" calcext:value-type="float">
            <text:p>21,55</text:p>
          </table:table-cell>
          <table:table-cell office:value-type="float" office:value="0.82" calcext:value-type="float">
            <text:p>0,8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04M00S" calcext:value-type="time">
            <text:p>08:04:00</text:p>
          </table:table-cell>
          <table:table-cell office:value-type="float" office:value="21.75" calcext:value-type="float">
            <text:p>21,75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14M00S" calcext:value-type="time">
            <text:p>19:14:00</text:p>
          </table:table-cell>
          <table:table-cell office:value-type="float" office:value="22.35" calcext:value-type="float">
            <text:p>22,35</text:p>
          </table:table-cell>
          <table:table-cell office:value-type="float" office:value="0.39" calcext:value-type="float">
            <text:p>0,3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01M00S" calcext:value-type="time">
            <text:p>07:01:00</text:p>
          </table:table-cell>
          <table:table-cell office:value-type="float" office:value="22.83" calcext:value-type="float">
            <text:p>22,83</text:p>
          </table:table-cell>
          <table:table-cell office:value-type="float" office:value="0.4" calcext:value-type="float">
            <text:p>0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8M00S" calcext:value-type="time">
            <text:p>18:18:00</text:p>
          </table:table-cell>
          <table:table-cell office:value-type="float" office:value="22.95" calcext:value-type="float">
            <text:p>22,95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4M00S" calcext:value-type="time">
            <text:p>06:34:00</text:p>
          </table:table-cell>
          <table:table-cell office:value-type="float" office:value="23.31" calcext:value-type="float">
            <text:p>23,31</text:p>
          </table:table-cell>
          <table:table-cell office:value-type="float" office:value="0.59" calcext:value-type="float">
            <text:p>0,5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4M00S" calcext:value-type="time">
            <text:p>09:24:00</text:p>
          </table:table-cell>
          <table:table-cell office:value-type="float" office:value="23.59" calcext:value-type="float">
            <text:p>23,59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0M00S" calcext:value-type="time">
            <text:p>09:50:00</text:p>
          </table:table-cell>
          <table:table-cell office:value-type="float" office:value="23.7" calcext:value-type="float">
            <text:p>23,7</text:p>
          </table:table-cell>
          <table:table-cell office:value-type="float" office:value="0.53" calcext:value-type="float">
            <text:p>0,5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office:value-type="float" office:value="23.92" calcext:value-type="float">
            <text:p>23,92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8M00S" calcext:value-type="time">
            <text:p>18:38:00</text:p>
          </table:table-cell>
          <table:table-cell office:value-type="float" office:value="24.28" calcext:value-type="float">
            <text:p>24,28</text:p>
          </table:table-cell>
          <table:table-cell office:value-type="float" office:value="0.49" calcext:value-type="float">
            <text:p>0,4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6M00S" calcext:value-type="time">
            <text:p>06:16:00</text:p>
          </table:table-cell>
          <table:table-cell office:value-type="float" office:value="24.72" calcext:value-type="float">
            <text:p>24,72</text:p>
          </table:table-cell>
          <table:table-cell office:value-type="float" office:value="0.9" calcext:value-type="float">
            <text:p>0,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7M00S" calcext:value-type="time">
            <text:p>09:27:00</text:p>
          </table:table-cell>
          <table:table-cell office:value-type="float" office:value="25.23" calcext:value-type="float">
            <text:p>25,23</text:p>
          </table:table-cell>
          <table:table-cell office:value-type="float" office:value="0.32" calcext:value-type="float">
            <text:p>0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21M00S" calcext:value-type="time">
            <text:p>09:21:00</text:p>
          </table:table-cell>
          <table:table-cell office:value-type="float" office:value="25.5" calcext:value-type="float">
            <text:p>25,5</text:p>
          </table:table-cell>
          <table:table-cell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34M00S" calcext:value-type="time">
            <text:p>09:34:00</text:p>
          </table:table-cell>
          <table:table-cell office:value-type="float" office:value="25.71" calcext:value-type="float">
            <text:p>25,71</text:p>
          </table:table-cell>
          <table:table-cell office:value-type="float" office:value="0.34" calcext:value-type="float">
            <text:p>0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1M00S" calcext:value-type="time">
            <text:p>10:01:00</text:p>
          </table:table-cell>
          <table:table-cell office:value-type="float" office:value="25.75" calcext:value-type="float">
            <text:p>25,75</text:p>
          </table:table-cell>
          <table:table-cell office:value-type="float" office:value="0.51" calcext:value-type="float">
            <text:p>0,5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2M00S" calcext:value-type="time">
            <text:p>18:32:00</text:p>
          </table:table-cell>
          <table:table-cell office:value-type="float" office:value="25.88" calcext:value-type="float">
            <text:p>25,88</text:p>
          </table:table-cell>
          <table:table-cell office:value-type="float" office:value="0.49" calcext:value-type="float">
            <text:p>0,4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3M00S" calcext:value-type="time">
            <text:p>06:33:00</text:p>
          </table:table-cell>
          <table:table-cell office:value-type="float" office:value="25.89" calcext:value-type="float">
            <text:p>25,89</text:p>
          </table:table-cell>
          <table:table-cell office:value-type="float" office:value="0.68" calcext:value-type="float">
            <text:p>0,6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5M00S" calcext:value-type="time">
            <text:p>06:05:00</text:p>
          </table:table-cell>
          <table:table-cell office:value-type="float" office:value="26.69" calcext:value-type="float">
            <text:p>26,69</text:p>
          </table:table-cell>
          <table:table-cell office:value-type="float" office:value="1.17" calcext:value-type="float">
            <text:p>1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55M00S" calcext:value-type="time">
            <text:p>20:55:00</text:p>
          </table:table-cell>
          <table:table-cell office:value-type="float" office:value="26.77" calcext:value-type="float">
            <text:p>26,77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0H13M00S" calcext:value-type="time">
            <text:p>20:13:00</text:p>
          </table:table-cell>
          <table:table-cell office:value-type="float" office:value="26.85" calcext:value-type="float">
            <text:p>26,85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7M00S" calcext:value-type="time">
            <text:p>08:47:00</text:p>
          </table:table-cell>
          <table:table-cell office:value-type="float" office:value="27.04" calcext:value-type="float">
            <text:p>27,04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3M00S" calcext:value-type="time">
            <text:p>06:43:00</text:p>
          </table:table-cell>
          <table:table-cell office:value-type="float" office:value="27.63" calcext:value-type="float">
            <text:p>27,63</text:p>
          </table:table-cell>
          <table:table-cell office:value-type="float" office:value="0.73" calcext:value-type="float">
            <text:p>0,7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1M00S" calcext:value-type="time">
            <text:p>06:41:00</text:p>
          </table:table-cell>
          <table:table-cell office:value-type="float" office:value="28.01" calcext:value-type="float">
            <text:p>28,01</text:p>
          </table:table-cell>
          <table:table-cell office:value-type="float" office:value="0.77" calcext:value-type="float">
            <text:p>0,7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52M00S" calcext:value-type="time">
            <text:p>09:52:00</text:p>
          </table:table-cell>
          <table:table-cell office:value-type="float" office:value="28.41" calcext:value-type="float">
            <text:p>28,41</text:p>
          </table:table-cell>
          <table:table-cell office:value-type="float" office:value="0.38" calcext:value-type="float">
            <text:p>0,3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8M00S" calcext:value-type="time">
            <text:p>08:38:00</text:p>
          </table:table-cell>
          <table:table-cell office:value-type="float" office:value="28.67" calcext:value-type="float">
            <text:p>28,67</text:p>
          </table:table-cell>
          <table:table-cell office:value-type="float" office:value="0.67" calcext:value-type="float">
            <text:p>0,6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2M00S" calcext:value-type="time">
            <text:p>18:12:00</text:p>
          </table:table-cell>
          <table:table-cell office:value-type="float" office:value="28.72" calcext:value-type="float">
            <text:p>28,72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1M00S" calcext:value-type="time">
            <text:p>08:41:00</text:p>
          </table:table-cell>
          <table:table-cell office:value-type="float" office:value="30.29" calcext:value-type="float">
            <text:p>30,29</text:p>
          </table:table-cell>
          <table:table-cell office:value-type="float" office:value="0.48" calcext:value-type="float">
            <text:p>0,4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24M00S" calcext:value-type="time">
            <text:p>18:24:00</text:p>
          </table:table-cell>
          <table:table-cell office:value-type="float" office:value="30.62" calcext:value-type="float">
            <text:p>30,62</text:p>
          </table:table-cell>
          <table:table-cell office:value-type="float" office:value="0.46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45M00S" calcext:value-type="time">
            <text:p>08:45:00</text:p>
          </table:table-cell>
          <table:table-cell office:value-type="float" office:value="30.76" calcext:value-type="float">
            <text:p>30,76</text:p>
          </table:table-cell>
          <table:table-cell office:value-type="float" office:value="0.45" calcext:value-type="float">
            <text:p>0,4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7M00S" calcext:value-type="time">
            <text:p>09:17:00</text:p>
          </table:table-cell>
          <table:table-cell office:value-type="float" office:value="30.78" calcext:value-type="float">
            <text:p>30,78</text:p>
          </table:table-cell>
          <table:table-cell office:value-type="float" office:value="0.57" calcext:value-type="float">
            <text:p>0,5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55M00S" calcext:value-type="time">
            <text:p>08:55:00</text:p>
          </table:table-cell>
          <table:table-cell office:value-type="float" office:value="31.56" calcext:value-type="float">
            <text:p>31,56</text:p>
          </table:table-cell>
          <table:table-cell office:value-type="float" office:value="0.51" calcext:value-type="float">
            <text:p>0,5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9M00S" calcext:value-type="time">
            <text:p>05:49:00</text:p>
          </table:table-cell>
          <table:table-cell office:value-type="float" office:value="31.77" calcext:value-type="float">
            <text:p>31,77</text:p>
          </table:table-cell>
          <table:table-cell office:value-type="float" office:value="0.69" calcext:value-type="float">
            <text:p>0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11M00S" calcext:value-type="time">
            <text:p>09:11:00</text:p>
          </table:table-cell>
          <table:table-cell office:value-type="float" office:value="32.31" calcext:value-type="float">
            <text:p>32,31</text:p>
          </table:table-cell>
          <table:table-cell office:value-type="float" office:value="0.59" calcext:value-type="float">
            <text:p>0,5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22H25M00S" calcext:value-type="time">
            <text:p>22:25:00</text:p>
          </table:table-cell>
          <table:table-cell office:value-type="float" office:value="32.33" calcext:value-type="float">
            <text:p>32,33</text:p>
          </table:table-cell>
          <table:table-cell office:value-type="float" office:value="0.35" calcext:value-type="float">
            <text:p>0,3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3M00S" calcext:value-type="time">
            <text:p>18:13:00</text:p>
          </table:table-cell>
          <table:table-cell office:value-type="float" office:value="32.96" calcext:value-type="float">
            <text:p>32,96</text:p>
          </table:table-cell>
          <table:table-cell office:value-type="float" office:value="0.58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40M00S" calcext:value-type="time">
            <text:p>06:40:00</text:p>
          </table:table-cell>
          <table:table-cell office:value-type="float" office:value="34.44" calcext:value-type="float">
            <text:p>34,44</text:p>
          </table:table-cell>
          <table:table-cell office:value-type="float" office:value="1.11" calcext:value-type="float">
            <text:p>1,1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29M00S" calcext:value-type="time">
            <text:p>19:29:00</text:p>
          </table:table-cell>
          <table:table-cell office:value-type="float" office:value="35.32" calcext:value-type="float">
            <text:p>35,32</text:p>
          </table:table-cell>
          <table:table-cell office:value-type="float" office:value="0.54" calcext:value-type="float">
            <text:p>0,5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36M00S" calcext:value-type="time">
            <text:p>06:36:00</text:p>
          </table:table-cell>
          <table:table-cell office:value-type="float" office:value="35.97" calcext:value-type="float">
            <text:p>35,97</text:p>
          </table:table-cell>
          <table:table-cell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7M00S" calcext:value-type="time">
            <text:p>06:07:00</text:p>
          </table:table-cell>
          <table:table-cell office:value-type="float" office:value="36.87" calcext:value-type="float">
            <text:p>36,87</text:p>
          </table:table-cell>
          <table:table-cell office:value-type="float" office:value="1.17" calcext:value-type="float">
            <text:p>1,1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float" office:value="37.29" calcext:value-type="float">
            <text:p>37,29</text:p>
          </table:table-cell>
          <table:table-cell office:value-type="float" office:value="1.63" calcext:value-type="float">
            <text:p>1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7H58M00S" calcext:value-type="time">
            <text:p>17:58:00</text:p>
          </table:table-cell>
          <table:table-cell office:value-type="float" office:value="38.38" calcext:value-type="float">
            <text:p>38,38</text:p>
          </table:table-cell>
          <table:table-cell office:value-type="float" office:value="1.6" calcext:value-type="float">
            <text:p>1,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0H06M00S" calcext:value-type="time">
            <text:p>10:06:00</text:p>
          </table:table-cell>
          <table:table-cell office:value-type="float" office:value="39.1" calcext:value-type="float">
            <text:p>39,1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5M00S" calcext:value-type="time">
            <text:p>18:15:00</text:p>
          </table:table-cell>
          <table:table-cell office:value-type="float" office:value="39.28" calcext:value-type="float">
            <text:p>39,28</text:p>
          </table:table-cell>
          <table:table-cell office:value-type="float" office:value="0.44" calcext:value-type="float">
            <text:p>0,4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31M00S" calcext:value-type="time">
            <text:p>08:31:00</text:p>
          </table:table-cell>
          <table:table-cell office:value-type="float" office:value="39.82" calcext:value-type="float">
            <text:p>39,82</text:p>
          </table:table-cell>
          <table:table-cell office:value-type="float" office:value="1.04" calcext:value-type="float">
            <text:p>1,0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9M00S" calcext:value-type="time">
            <text:p>18:09:00</text:p>
          </table:table-cell>
          <table:table-cell office:value-type="float" office:value="40.36" calcext:value-type="float">
            <text:p>40,36</text:p>
          </table:table-cell>
          <table:table-cell office:value-type="float" office:value="0.66" calcext:value-type="float">
            <text:p>0,66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2M00S" calcext:value-type="time">
            <text:p>05:52:00</text:p>
          </table:table-cell>
          <table:table-cell office:value-type="float" office:value="40.56" calcext:value-type="float">
            <text:p>40,56</text:p>
          </table:table-cell>
          <table:table-cell office:value-type="float" office:value="1.22" calcext:value-type="float">
            <text:p>1,2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7M00S" calcext:value-type="time">
            <text:p>18:17:00</text:p>
          </table:table-cell>
          <table:table-cell office:value-type="float" office:value="41.28" calcext:value-type="float">
            <text:p>41,28</text:p>
          </table:table-cell>
          <table:table-cell office:value-type="float" office:value="0.41" calcext:value-type="float">
            <text:p>0,4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1M00S" calcext:value-type="time">
            <text:p>05:51:00</text:p>
          </table:table-cell>
          <table:table-cell office:value-type="float" office:value="41.29" calcext:value-type="float">
            <text:p>41,2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51M00S" calcext:value-type="time">
            <text:p>06:51:00</text:p>
          </table:table-cell>
          <table:table-cell office:value-type="float" office:value="42.34" calcext:value-type="float">
            <text:p>42,34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19M00S" calcext:value-type="time">
            <text:p>18:19:00</text:p>
          </table:table-cell>
          <table:table-cell office:value-type="float" office:value="43" calcext:value-type="float">
            <text:p>43</text:p>
          </table:table-cell>
          <table:table-cell office:value-type="float" office:value="0.43" calcext:value-type="float">
            <text:p>0,4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8M00S" calcext:value-type="time">
            <text:p>06:18:00</text:p>
          </table:table-cell>
          <table:table-cell office:value-type="float" office:value="43.52" calcext:value-type="float">
            <text:p>43,52</text:p>
          </table:table-cell>
          <table:table-cell office:value-type="float" office:value="0.78" calcext:value-type="float">
            <text:p>0,7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1M00S" calcext:value-type="time">
            <text:p>06:11:00</text:p>
          </table:table-cell>
          <table:table-cell office:value-type="float" office:value="45.19" calcext:value-type="float">
            <text:p>45,19</text:p>
          </table:table-cell>
          <table:table-cell office:value-type="float" office:value="0.74" calcext:value-type="float">
            <text:p>0,7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48M00S" calcext:value-type="time">
            <text:p>09:48:00</text:p>
          </table:table-cell>
          <table:table-cell office:value-type="float" office:value="46.32" calcext:value-type="float">
            <text:p>46,32</text:p>
          </table:table-cell>
          <table:table-cell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5M00S" calcext:value-type="time">
            <text:p>06:15:00</text:p>
          </table:table-cell>
          <table:table-cell office:value-type="float" office:value="47.4" calcext:value-type="float">
            <text:p>47,4</text:p>
          </table:table-cell>
          <table:table-cell office:value-type="float" office:value="0.77" calcext:value-type="float">
            <text:p>0,7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3M00S" calcext:value-type="time">
            <text:p>18:03:00</text:p>
          </table:table-cell>
          <table:table-cell office:value-type="float" office:value="47.47" calcext:value-type="float">
            <text:p>47,47</text:p>
          </table:table-cell>
          <table:table-cell office:value-type="float" office:value="1.05" calcext:value-type="float">
            <text:p>1,0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58M00S" calcext:value-type="time">
            <text:p>18:58:00</text:p>
          </table:table-cell>
          <table:table-cell office:value-type="float" office:value="47.77" calcext:value-type="float">
            <text:p>47,77</text:p>
          </table:table-cell>
          <table:table-cell office:value-type="float" office:value="0.37" calcext:value-type="float">
            <text:p>0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05M00S" calcext:value-type="time">
            <text:p>18:05:00</text:p>
          </table:table-cell>
          <table:table-cell office:value-type="float" office:value="47.86" calcext:value-type="float">
            <text:p>47,86</text:p>
          </table:table-cell>
          <table:table-cell office:value-type="float" office:value="0.63" calcext:value-type="float">
            <text:p>0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8H37M00S" calcext:value-type="time">
            <text:p>18:37:00</text:p>
          </table:table-cell>
          <table:table-cell office:value-type="float" office:value="48.1" calcext:value-type="float">
            <text:p>48,1</text:p>
          </table:table-cell>
          <table:table-cell office:value-type="float" office:value="0.47" calcext:value-type="float">
            <text:p>0,4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7H50M00S" calcext:value-type="time">
            <text:p>07:50:00</text:p>
          </table:table-cell>
          <table:table-cell office:value-type="float" office:value="49.21" calcext:value-type="float">
            <text:p>49,21</text:p>
          </table:table-cell>
          <table:table-cell office:value-type="float" office:value="0.77" calcext:value-type="float">
            <text:p>0,7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9H35M00S" calcext:value-type="time">
            <text:p>19:35:00</text:p>
          </table:table-cell>
          <table:table-cell office:value-type="float" office:value="49.33" calcext:value-type="float">
            <text:p>49,33</text:p>
          </table:table-cell>
          <table:table-cell office:value-type="float" office:value="0.63" calcext:value-type="float">
            <text:p>0,63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8M00S" calcext:value-type="time">
            <text:p>06:08:00</text:p>
          </table:table-cell>
          <table:table-cell office:value-type="float" office:value="50.83" calcext:value-type="float">
            <text:p>50,83</text:p>
          </table:table-cell>
          <table:table-cell office:value-type="float" office:value="0.82" calcext:value-type="float">
            <text:p>0,8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4M00S" calcext:value-type="time">
            <text:p>06:04:00</text:p>
          </table:table-cell>
          <table:table-cell office:value-type="float" office:value="60.83" calcext:value-type="float">
            <text:p>60,83</text:p>
          </table:table-cell>
          <table:table-cell office:value-type="float" office:value="1.64" calcext:value-type="float">
            <text:p>1,6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7M00S" calcext:value-type="time">
            <text:p>08:27:00</text:p>
          </table:table-cell>
          <table:table-cell office:value-type="float" office:value="63.45" calcext:value-type="float">
            <text:p>63,45</text:p>
          </table:table-cell>
          <table:table-cell office:value-type="float" office:value="0.89" calcext:value-type="float">
            <text:p>0,8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10M00S" calcext:value-type="time">
            <text:p>06:10:00</text:p>
          </table:table-cell>
          <table:table-cell office:value-type="float" office:value="67.94" calcext:value-type="float">
            <text:p>67,94</text:p>
          </table:table-cell>
          <table:table-cell office:value-type="float" office:value="0.81" calcext:value-type="float">
            <text:p>0,8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9M00S" calcext:value-type="time">
            <text:p>06:09:00</text:p>
          </table:table-cell>
          <table:table-cell office:value-type="float" office:value="71.42" calcext:value-type="float">
            <text:p>71,42</text:p>
          </table:table-cell>
          <table:table-cell office:value-type="float" office:value="1.69" calcext:value-type="float">
            <text:p>1,69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6M00S" calcext:value-type="time">
            <text:p>06:06:00</text:p>
          </table:table-cell>
          <table:table-cell office:value-type="float" office:value="76.98" calcext:value-type="float">
            <text:p>76,98</text:p>
          </table:table-cell>
          <table:table-cell office:value-type="float" office:value="1.34" calcext:value-type="float">
            <text:p>1,3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2M00S" calcext:value-type="time">
            <text:p>06:02:00</text:p>
          </table:table-cell>
          <table:table-cell office:value-type="float" office:value="79.5" calcext:value-type="float">
            <text:p>79,5</text:p>
          </table:table-cell>
          <table:table-cell office:value-type="float" office:value="2.55" calcext:value-type="float">
            <text:p>2,5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4M00S" calcext:value-type="time">
            <text:p>05:54:00</text:p>
          </table:table-cell>
          <table:table-cell office:value-type="float" office:value="90.59" calcext:value-type="float">
            <text:p>90,59</text:p>
          </table:table-cell>
          <table:table-cell office:value-type="float" office:value="2.91" calcext:value-type="float">
            <text:p>2,9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0M00S" calcext:value-type="time">
            <text:p>06:00:00</text:p>
          </table:table-cell>
          <table:table-cell office:value-type="float" office:value="94.23" calcext:value-type="float">
            <text:p>94,23</text:p>
          </table:table-cell>
          <table:table-cell office:value-type="float" office:value="2.71" calcext:value-type="float">
            <text:p>2,7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3M00S" calcext:value-type="time">
            <text:p>05:53:00</text:p>
          </table:table-cell>
          <table:table-cell office:value-type="float" office:value="104.39" calcext:value-type="float">
            <text:p>104,39</text:p>
          </table:table-cell>
          <table:table-cell office:value-type="float" office:value="2.92" calcext:value-type="float">
            <text:p>2,9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3M00S" calcext:value-type="time">
            <text:p>06:03:00</text:p>
          </table:table-cell>
          <table:table-cell office:value-type="float" office:value="116.33" calcext:value-type="float">
            <text:p>116,33</text:p>
          </table:table-cell>
          <table:table-cell office:value-type="float" office:value="2.07" calcext:value-type="float">
            <text:p>2,0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5M00S" calcext:value-type="time">
            <text:p>05:55:00</text:p>
          </table:table-cell>
          <table:table-cell office:value-type="float" office:value="118.78" calcext:value-type="float">
            <text:p>118,78</text:p>
          </table:table-cell>
          <table:table-cell office:value-type="float" office:value="3.12" calcext:value-type="float">
            <text:p>3,1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4M00S" calcext:value-type="time">
            <text:p>08:24:00</text:p>
          </table:table-cell>
          <table:table-cell office:value-type="float" office:value="124.15" calcext:value-type="float">
            <text:p>124,15</text:p>
          </table:table-cell>
          <table:table-cell office:value-type="float" office:value="1.32" calcext:value-type="float">
            <text:p>1,32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6M00S" calcext:value-type="time">
            <text:p>05:56:00</text:p>
          </table:table-cell>
          <table:table-cell office:value-type="float" office:value="131.06" calcext:value-type="float">
            <text:p>131,06</text:p>
          </table:table-cell>
          <table:table-cell office:value-type="float" office:value="3.58" calcext:value-type="float">
            <text:p>3,58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8M00S" calcext:value-type="time">
            <text:p>05:58:00</text:p>
          </table:table-cell>
          <table:table-cell office:value-type="float" office:value="136.41" calcext:value-type="float">
            <text:p>136,41</text:p>
          </table:table-cell>
          <table:table-cell office:value-type="float" office:value="4.1" calcext:value-type="float">
            <text:p>4,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46M00S" calcext:value-type="time">
            <text:p>05:46:00</text:p>
          </table:table-cell>
          <table:table-cell office:value-type="float" office:value="137.68" calcext:value-type="float">
            <text:p>137,68</text:p>
          </table:table-cell>
          <table:table-cell office:value-type="float" office:value="1.01" calcext:value-type="float">
            <text:p>1,01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6H01M00S" calcext:value-type="time">
            <text:p>06:01:00</text:p>
          </table:table-cell>
          <table:table-cell office:value-type="float" office:value="199.15" calcext:value-type="float">
            <text:p>199,15</text:p>
          </table:table-cell>
          <table:table-cell office:value-type="float" office:value="3.4" calcext:value-type="float">
            <text:p>3,4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7M00S" calcext:value-type="time">
            <text:p>05:57:00</text:p>
          </table:table-cell>
          <table:table-cell office:value-type="float" office:value="213.82" calcext:value-type="float">
            <text:p>213,82</text:p>
          </table:table-cell>
          <table:table-cell office:value-type="float" office:value="4.95" calcext:value-type="float">
            <text:p>4,95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5H59M00S" calcext:value-type="time">
            <text:p>05:59:00</text:p>
          </table:table-cell>
          <table:table-cell office:value-type="float" office:value="214.34" calcext:value-type="float">
            <text:p>214,34</text:p>
          </table:table-cell>
          <table:table-cell office:value-type="float" office:value="3.37" calcext:value-type="float">
            <text:p>3,37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8H25M00S" calcext:value-type="time">
            <text:p>08:25:00</text:p>
          </table:table-cell>
          <table:table-cell office:value-type="float" office:value="287.52" calcext:value-type="float">
            <text:p>287,52</text:p>
          </table:table-cell>
          <table:table-cell office:value-type="float" office:value="3.12" calcext:value-type="float">
            <text:p>3,1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formula="of:=640/971" office:value-type="float" office:value="0.659114315139032" calcext:value-type="float">
            <text:p>0,659114315139032</text:p>
          </table:table-cell>
          <table:table-cell table:number-columns-repeated="1017"/>
        </table:table-row>
        <table:table-row table:style-name="ro1" table:number-rows-repeated="10476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onneesparticules.A1:donneesparticules.C9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4:47:56.20676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5:06:48.664383713</dc:date>
    <meta:editing-duration>PT3H42M3S</meta:editing-duration>
    <meta:editing-cycles>3</meta:editing-cycles>
    <meta:generator>LibreOffice/6.1.6.3$Linux_X86_64 LibreOffice_project/10$Build-3</meta:generator>
    <meta:document-statistic meta:table-count="1" meta:cell-count="29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19cm" svg:height="15.168cm" xlink:href=".." xlink:type="simple" chart:class="chart:scatter" chart:style-name="ch1">
        <chart:legend chart:legend-position="end" svg:x="25.576cm" svg:y="7.036cm" style:legend-expansion="high" chart:style-name="ch2"/>
        <chart:plot-area chart:style-name="ch3" table:cell-range-address="donneesparticules.A641:donneesparticules.C952" svg:x="0.558cm" svg:y="0.303cm" svg:width="24.46cm" svg:height="14.562cm">
          <chartooo:coordinate-region svg:x="1.22cm" svg:y="0.502cm" svg:width="23.135cm" svg:height="13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nneesparticules.B641:donneesparticules.B952" chart:class="chart:scatter">
            <chart:domain table:cell-range-address="donneesparticules.A641:donneesparticules.A952"/>
            <chart:data-point chart:repeated="312"/>
          </chart:series>
          <chart:series chart:style-name="ch8" chart:values-cell-range-address="donneesparticules.C641:donneesparticules.C952" chart:class="chart:scatter">
            <chart:data-point chart:repeated="3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donneesparticules.A641:donneesparticules.A952</svg:desc>
                </draw:g>
              </table:table-cell>
              <table:table-cell office:value-type="float" office:value="0.58">
                <text:p>0.58</text:p>
                <draw:g>
                  <svg:desc>donneesparticules.B641:donneesparticules.B952</svg:desc>
                </draw:g>
              </table:table-cell>
              <table:table-cell office:value-type="float" office:value="0.4">
                <text:p>0.4</text:p>
                <draw:g>
                  <svg:desc>donneesparticules.C641:donneesparticules.C9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61111111111">
                <text:p>0.367361111111111</text:p>
              </table:table-cell>
              <table:table-cell office:value-type="float" office:value="0.79">
                <text:p>0.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6388888888889">
                <text:p>0.876388888888889</text:p>
              </table:table-cell>
              <table:table-cell office:value-type="float" office:value="1.06">
                <text:p>1.0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944444444444">
                <text:p>0.931944444444444</text:p>
              </table:table-cell>
              <table:table-cell office:value-type="float" office:value="1.15">
                <text:p>1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5972222222222">
                <text:p>0.765972222222222</text:p>
              </table:table-cell>
              <table:table-cell office:value-type="float" office:value="1.31">
                <text:p>1.3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1805555555556">
                <text:p>0.411805555555556</text:p>
              </table:table-cell>
              <table:table-cell office:value-type="float" office:value="1.43">
                <text:p>1.4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2.05">
                <text:p>2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125">
                <text:p>0.83125</text:p>
              </table:table-cell>
              <table:table-cell office:value-type="float" office:value="2.12">
                <text:p>2.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2.12">
                <text:p>2.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.13">
                <text:p>2.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2.24">
                <text:p>2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8055555555556">
                <text:p>0.318055555555556</text:p>
              </table:table-cell>
              <table:table-cell office:value-type="float" office:value="2.68">
                <text:p>2.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2.74">
                <text:p>2.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361111111111">
                <text:p>0.117361111111111</text:p>
              </table:table-cell>
              <table:table-cell office:value-type="float" office:value="2.78">
                <text:p>2.7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583333333333">
                <text:p>0.189583333333333</text:p>
              </table:table-cell>
              <table:table-cell office:value-type="float" office:value="2.87">
                <text:p>2.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8194444444444">
                <text:p>0.338194444444444</text:p>
              </table:table-cell>
              <table:table-cell office:value-type="float" office:value="2.88">
                <text:p>2.8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9722222222222">
                <text:p>0.809722222222222</text:p>
              </table:table-cell>
              <table:table-cell office:value-type="float" office:value="3.19">
                <text:p>3.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3.35">
                <text:p>3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4722222222222">
                <text:p>0.984722222222222</text:p>
              </table:table-cell>
              <table:table-cell office:value-type="float" office:value="3.44">
                <text:p>3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472222222222">
                <text:p>0.303472222222222</text:p>
              </table:table-cell>
              <table:table-cell office:value-type="float" office:value="3.45">
                <text:p>3.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1">
                <text:p>3.5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3.56">
                <text:p>3.5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3472222222222">
                <text:p>0.153472222222222</text:p>
              </table:table-cell>
              <table:table-cell office:value-type="float" office:value="3.63">
                <text:p>3.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3.65">
                <text:p>3.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9166666666667">
                <text:p>0.0479166666666667</text:p>
              </table:table-cell>
              <table:table-cell office:value-type="float" office:value="3.9">
                <text:p>3.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0138888888889">
                <text:p>0.320138888888889</text:p>
              </table:table-cell>
              <table:table-cell office:value-type="float" office:value="4.01">
                <text:p>4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4.16">
                <text:p>4.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4305555555556">
                <text:p>0.974305555555556</text:p>
              </table:table-cell>
              <table:table-cell office:value-type="float" office:value="4.19">
                <text:p>4.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8472222222222">
                <text:p>0.328472222222222</text:p>
              </table:table-cell>
              <table:table-cell office:value-type="float" office:value="4.24">
                <text:p>4.2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43">
                <text:p>4.4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9027777777778">
                <text:p>0.909027777777778</text:p>
              </table:table-cell>
              <table:table-cell office:value-type="float" office:value="4.52">
                <text:p>4.5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3055555555555">
                <text:p>0.793055555555555</text:p>
              </table:table-cell>
              <table:table-cell office:value-type="float" office:value="4.63">
                <text:p>4.6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1527777777778">
                <text:p>0.271527777777778</text:p>
              </table:table-cell>
              <table:table-cell office:value-type="float" office:value="4.71">
                <text:p>4.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4.74">
                <text:p>4.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76">
                <text:p>4.7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4.82">
                <text:p>4.8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25">
                <text:p>0.8125</text:p>
              </table:table-cell>
              <table:table-cell office:value-type="float" office:value="5.13">
                <text:p>5.1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5.16">
                <text:p>5.1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5.21">
                <text:p>5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5.23">
                <text:p>5.2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5.37">
                <text:p>5.3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5.44">
                <text:p>5.4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6111111111111">
                <text:p>0.936111111111111</text:p>
              </table:table-cell>
              <table:table-cell office:value-type="float" office:value="5.47">
                <text:p>5.4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5.52">
                <text:p>5.5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7638888888889">
                <text:p>0.957638888888889</text:p>
              </table:table-cell>
              <table:table-cell office:value-type="float" office:value="5.53">
                <text:p>5.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7638888888889">
                <text:p>0.307638888888889</text:p>
              </table:table-cell>
              <table:table-cell office:value-type="float" office:value="5.57">
                <text:p>5.5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5.58">
                <text:p>5.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5.63">
                <text:p>5.6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2638888888889">
                <text:p>0.832638888888889</text:p>
              </table:table-cell>
              <table:table-cell office:value-type="float" office:value="5.66">
                <text:p>5.6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7916666666667">
                <text:p>0.897916666666667</text:p>
              </table:table-cell>
              <table:table-cell office:value-type="float" office:value="5.66">
                <text:p>5.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2777777777778">
                <text:p>0.752777777777778</text:p>
              </table:table-cell>
              <table:table-cell office:value-type="float" office:value="5.71">
                <text:p>5.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5">
                <text:p>0.3125</text:p>
              </table:table-cell>
              <table:table-cell office:value-type="float" office:value="5.83">
                <text:p>5.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9305555555556">
                <text:p>0.749305555555556</text:p>
              </table:table-cell>
              <table:table-cell office:value-type="float" office:value="5.9">
                <text:p>5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4861111111111">
                <text:p>0.104861111111111</text:p>
              </table:table-cell>
              <table:table-cell office:value-type="float" office:value="5.95">
                <text:p>5.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9444444444444">
                <text:p>0.269444444444444</text:p>
              </table:table-cell>
              <table:table-cell office:value-type="float" office:value="5.95">
                <text:p>5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6944444444444">
                <text:p>0.306944444444444</text:p>
              </table:table-cell>
              <table:table-cell office:value-type="float" office:value="5.98">
                <text:p>5.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35416666666667">
                <text:p>0.835416666666667</text:p>
              </table:table-cell>
              <table:table-cell office:value-type="float" office:value="5.99">
                <text:p>5.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6.1">
                <text:p>6.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3888888888889">
                <text:p>0.963888888888889</text:p>
              </table:table-cell>
              <table:table-cell office:value-type="float" office:value="6.11">
                <text:p>6.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69444444444444">
                <text:p>0.869444444444444</text:p>
              </table:table-cell>
              <table:table-cell office:value-type="float" office:value="6.14">
                <text:p>6.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1388888888889">
                <text:p>0.401388888888889</text:p>
              </table:table-cell>
              <table:table-cell office:value-type="float" office:value="6.15">
                <text:p>6.1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6.16">
                <text:p>6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9583333333333">
                <text:p>0.989583333333333</text:p>
              </table:table-cell>
              <table:table-cell office:value-type="float" office:value="6.18">
                <text:p>6.1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1527777777778">
                <text:p>0.821527777777778</text:p>
              </table:table-cell>
              <table:table-cell office:value-type="float" office:value="6.19">
                <text:p>6.1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0277777777778">
                <text:p>0.990277777777778</text:p>
              </table:table-cell>
              <table:table-cell office:value-type="float" office:value="6.25">
                <text:p>6.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1805555555556">
                <text:p>0.261805555555556</text:p>
              </table:table-cell>
              <table:table-cell office:value-type="float" office:value="6.38">
                <text:p>6.3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5694444444444">
                <text:p>0.325694444444444</text:p>
              </table:table-cell>
              <table:table-cell office:value-type="float" office:value="6.39">
                <text:p>6.3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">
                <text:p>0.75</text:p>
              </table:table-cell>
              <table:table-cell office:value-type="float" office:value="6.48">
                <text:p>6.4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6.58">
                <text:p>6.5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375">
                <text:p>0.79375</text:p>
              </table:table-cell>
              <table:table-cell office:value-type="float" office:value="6.64">
                <text:p>6.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875">
                <text:p>0.81875</text:p>
              </table:table-cell>
              <table:table-cell office:value-type="float" office:value="6.67">
                <text:p>6.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6.69">
                <text:p>6.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4861111111111">
                <text:p>0.754861111111111</text:p>
              </table:table-cell>
              <table:table-cell office:value-type="float" office:value="6.82">
                <text:p>6.8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6.92">
                <text:p>6.9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6.92">
                <text:p>6.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6.96">
                <text:p>6.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861111111111">
                <text:p>0.954861111111111</text:p>
              </table:table-cell>
              <table:table-cell office:value-type="float" office:value="7.07">
                <text:p>7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7.15">
                <text:p>7.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7.15">
                <text:p>7.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416666666667">
                <text:p>0.810416666666667</text:p>
              </table:table-cell>
              <table:table-cell office:value-type="float" office:value="7.17">
                <text:p>7.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7.32">
                <text:p>7.3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4305555555556">
                <text:p>0.874305555555556</text:p>
              </table:table-cell>
              <table:table-cell office:value-type="float" office:value="7.36">
                <text:p>7.3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8888888888889">
                <text:p>0.838888888888889</text:p>
              </table:table-cell>
              <table:table-cell office:value-type="float" office:value="7.5">
                <text:p>7.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7.53">
                <text:p>7.5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7.55">
                <text:p>7.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875">
                <text:p>0.26875</text:p>
              </table:table-cell>
              <table:table-cell office:value-type="float" office:value="7.58">
                <text:p>7.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7.65">
                <text:p>7.6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4305555555555">
                <text:p>0.924305555555555</text:p>
              </table:table-cell>
              <table:table-cell office:value-type="float" office:value="7.73">
                <text:p>7.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7.76">
                <text:p>7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7.85">
                <text:p>7.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8055555555556">
                <text:p>0.268055555555556</text:p>
              </table:table-cell>
              <table:table-cell office:value-type="float" office:value="7.86">
                <text:p>7.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0833333333333">
                <text:p>0.970833333333333</text:p>
              </table:table-cell>
              <table:table-cell office:value-type="float" office:value="7.87">
                <text:p>7.8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3888888888889">
                <text:p>0.413888888888889</text:p>
              </table:table-cell>
              <table:table-cell office:value-type="float" office:value="7.88">
                <text:p>7.8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7.91">
                <text:p>7.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8.08">
                <text:p>8.0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8.2">
                <text:p>8.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8.23">
                <text:p>8.2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8.26">
                <text:p>8.2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8.33">
                <text:p>8.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2916666666667">
                <text:p>0.772916666666667</text:p>
              </table:table-cell>
              <table:table-cell office:value-type="float" office:value="8.34">
                <text:p>8.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6805555555556">
                <text:p>0.786805555555556</text:p>
              </table:table-cell>
              <table:table-cell office:value-type="float" office:value="8.37">
                <text:p>8.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8.43">
                <text:p>8.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8.52">
                <text:p>8.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472222222222">
                <text:p>0.228472222222222</text:p>
              </table:table-cell>
              <table:table-cell office:value-type="float" office:value="8.56">
                <text:p>8.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23611111111111">
                <text:p>0.923611111111111</text:p>
              </table:table-cell>
              <table:table-cell office:value-type="float" office:value="8.6">
                <text:p>8.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8.74">
                <text:p>8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0972222222222">
                <text:p>0.840972222222222</text:p>
              </table:table-cell>
              <table:table-cell office:value-type="float" office:value="8.84">
                <text:p>8.8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2361111111111">
                <text:p>0.942361111111111</text:p>
              </table:table-cell>
              <table:table-cell office:value-type="float" office:value="8.88">
                <text:p>8.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5416666666667">
                <text:p>0.135416666666667</text:p>
              </table:table-cell>
              <table:table-cell office:value-type="float" office:value="8.88">
                <text:p>8.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8.9">
                <text:p>8.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9861111111111">
                <text:p>0.779861111111111</text:p>
              </table:table-cell>
              <table:table-cell office:value-type="float" office:value="8.93">
                <text:p>8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97222222222222">
                <text:p>0.797222222222222</text:p>
              </table:table-cell>
              <table:table-cell office:value-type="float" office:value="9.05">
                <text:p>9.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0277777777778">
                <text:p>0.890277777777778</text:p>
              </table:table-cell>
              <table:table-cell office:value-type="float" office:value="9.05">
                <text:p>9.0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9.08">
                <text:p>9.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3194444444444">
                <text:p>0.313194444444444</text:p>
              </table:table-cell>
              <table:table-cell office:value-type="float" office:value="9.12">
                <text:p>9.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5277777777778">
                <text:p>0.815277777777778</text:p>
              </table:table-cell>
              <table:table-cell office:value-type="float" office:value="9.21">
                <text:p>9.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9583333333333">
                <text:p>0.289583333333333</text:p>
              </table:table-cell>
              <table:table-cell office:value-type="float" office:value="9.31">
                <text:p>9.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375">
                <text:p>0.09375</text:p>
              </table:table-cell>
              <table:table-cell office:value-type="float" office:value="9.38">
                <text:p>9.3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9.45">
                <text:p>9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6875">
                <text:p>0.76875</text:p>
              </table:table-cell>
              <table:table-cell office:value-type="float" office:value="9.54">
                <text:p>9.5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9.56">
                <text:p>9.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9.56">
                <text:p>9.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9.57">
                <text:p>9.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9.57">
                <text:p>9.5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9.65">
                <text:p>9.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5972222222222">
                <text:p>0.915972222222222</text:p>
              </table:table-cell>
              <table:table-cell office:value-type="float" office:value="9.66">
                <text:p>9.6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3055555555556">
                <text:p>0.843055555555556</text:p>
              </table:table-cell>
              <table:table-cell office:value-type="float" office:value="9.79">
                <text:p>9.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5277777777778">
                <text:p>0.365277777777778</text:p>
              </table:table-cell>
              <table:table-cell office:value-type="float" office:value="9.89">
                <text:p>9.8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77083333333333">
                <text:p>0.877083333333333</text:p>
              </table:table-cell>
              <table:table-cell office:value-type="float" office:value="9.93">
                <text:p>9.9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2638888888889">
                <text:p>0.882638888888889</text:p>
              </table:table-cell>
              <table:table-cell office:value-type="float" office:value="10.03">
                <text:p>10.0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7638888888889">
                <text:p>0.207638888888889</text:p>
              </table:table-cell>
              <table:table-cell office:value-type="float" office:value="10.06">
                <text:p>10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1805555555556">
                <text:p>0.161805555555556</text:p>
              </table:table-cell>
              <table:table-cell office:value-type="float" office:value="10.09">
                <text:p>10.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0694444444444">
                <text:p>0.300694444444444</text:p>
              </table:table-cell>
              <table:table-cell office:value-type="float" office:value="10.1">
                <text:p>10.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0694444444444">
                <text:p>0.800694444444444</text:p>
              </table:table-cell>
              <table:table-cell office:value-type="float" office:value="10.21">
                <text:p>10.2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10.23">
                <text:p>10.2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10.27">
                <text:p>10.2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98611111111111">
                <text:p>0.798611111111111</text:p>
              </table:table-cell>
              <table:table-cell office:value-type="float" office:value="10.38">
                <text:p>10.3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10.4">
                <text:p>10.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50694444444444">
                <text:p>0.750694444444444</text:p>
              </table:table-cell>
              <table:table-cell office:value-type="float" office:value="10.46">
                <text:p>10.4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0.61">
                <text:p>10.6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97916666666667">
                <text:p>0.797916666666667</text:p>
              </table:table-cell>
              <table:table-cell office:value-type="float" office:value="10.69">
                <text:p>10.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7083333333333">
                <text:p>0.827083333333333</text:p>
              </table:table-cell>
              <table:table-cell office:value-type="float" office:value="10.72">
                <text:p>10.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0.73">
                <text:p>10.7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10.74">
                <text:p>10.7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10.84">
                <text:p>10.8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5277777777778">
                <text:p>0.865277777777778</text:p>
              </table:table-cell>
              <table:table-cell office:value-type="float" office:value="10.85">
                <text:p>10.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">
                <text:p>0.05</text:p>
              </table:table-cell>
              <table:table-cell office:value-type="float" office:value="10.91">
                <text:p>10.9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0.93">
                <text:p>10.9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0.95">
                <text:p>10.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3472222222222">
                <text:p>0.853472222222222</text:p>
              </table:table-cell>
              <table:table-cell office:value-type="float" office:value="10.97">
                <text:p>10.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7638888888889">
                <text:p>0.907638888888889</text:p>
              </table:table-cell>
              <table:table-cell office:value-type="float" office:value="10.98">
                <text:p>10.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34722222222222">
                <text:p>0.0534722222222222</text:p>
              </table:table-cell>
              <table:table-cell office:value-type="float" office:value="10.98">
                <text:p>10.9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5416666666667">
                <text:p>0.935416666666667</text:p>
              </table:table-cell>
              <table:table-cell office:value-type="float" office:value="11.04">
                <text:p>11.0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52777777777778">
                <text:p>0.852777777777778</text:p>
              </table:table-cell>
              <table:table-cell office:value-type="float" office:value="11.3">
                <text:p>11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11.41">
                <text:p>11.4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11.55">
                <text:p>11.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06944444444444">
                <text:p>0.406944444444444</text:p>
              </table:table-cell>
              <table:table-cell office:value-type="float" office:value="11.57">
                <text:p>11.5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1.58">
                <text:p>11.5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8055555555556">
                <text:p>0.768055555555556</text:p>
              </table:table-cell>
              <table:table-cell office:value-type="float" office:value="11.67">
                <text:p>11.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9305555555556">
                <text:p>0.149305555555556</text:p>
              </table:table-cell>
              <table:table-cell office:value-type="float" office:value="11.69">
                <text:p>11.6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11.73">
                <text:p>11.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5694444444444">
                <text:p>0.275694444444444</text:p>
              </table:table-cell>
              <table:table-cell office:value-type="float" office:value="11.79">
                <text:p>11.7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5">
                <text:p>0.975</text:p>
              </table:table-cell>
              <table:table-cell office:value-type="float" office:value="11.87">
                <text:p>11.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36805555555555">
                <text:p>0.336805555555555</text:p>
              </table:table-cell>
              <table:table-cell office:value-type="float" office:value="12.08">
                <text:p>12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4722222222222">
                <text:p>0.834722222222222</text:p>
              </table:table-cell>
              <table:table-cell office:value-type="float" office:value="12.14">
                <text:p>12.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7916666666667">
                <text:p>0.997916666666667</text:p>
              </table:table-cell>
              <table:table-cell office:value-type="float" office:value="12.22">
                <text:p>12.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125">
                <text:p>0.9125</text:p>
              </table:table-cell>
              <table:table-cell office:value-type="float" office:value="12.46">
                <text:p>12.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1527777777778">
                <text:p>0.771527777777778</text:p>
              </table:table-cell>
              <table:table-cell office:value-type="float" office:value="12.47">
                <text:p>12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13888888888889">
                <text:p>0.813888888888889</text:p>
              </table:table-cell>
              <table:table-cell office:value-type="float" office:value="12.48">
                <text:p>12.4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2.55">
                <text:p>12.5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0138888888889">
                <text:p>0.820138888888889</text:p>
              </table:table-cell>
              <table:table-cell office:value-type="float" office:value="12.65">
                <text:p>12.6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12.73">
                <text:p>12.7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5138888888889">
                <text:p>0.845138888888889</text:p>
              </table:table-cell>
              <table:table-cell office:value-type="float" office:value="12.77">
                <text:p>12.7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75">
                <text:p>0.0875</text:p>
              </table:table-cell>
              <table:table-cell office:value-type="float" office:value="12.77">
                <text:p>12.7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13.07">
                <text:p>13.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6805555555556">
                <text:p>0.286805555555556</text:p>
              </table:table-cell>
              <table:table-cell office:value-type="float" office:value="13.11">
                <text:p>13.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7083333333333">
                <text:p>0.277083333333333</text:p>
              </table:table-cell>
              <table:table-cell office:value-type="float" office:value="13.12">
                <text:p>13.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13.45">
                <text:p>13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625">
                <text:p>0.30625</text:p>
              </table:table-cell>
              <table:table-cell office:value-type="float" office:value="13.51">
                <text:p>13.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3.63">
                <text:p>13.6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4027777777778">
                <text:p>0.284027777777778</text:p>
              </table:table-cell>
              <table:table-cell office:value-type="float" office:value="13.66">
                <text:p>13.6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125">
                <text:p>0.38125</text:p>
              </table:table-cell>
              <table:table-cell office:value-type="float" office:value="13.66">
                <text:p>13.6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13.7">
                <text:p>13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8194444444444">
                <text:p>0.838194444444444</text:p>
              </table:table-cell>
              <table:table-cell office:value-type="float" office:value="13.71">
                <text:p>13.7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13.74">
                <text:p>13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875">
                <text:p>0.36875</text:p>
              </table:table-cell>
              <table:table-cell office:value-type="float" office:value="13.92">
                <text:p>13.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13.93">
                <text:p>13.9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13.97">
                <text:p>13.9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125">
                <text:p>0.28125</text:p>
              </table:table-cell>
              <table:table-cell office:value-type="float" office:value="13.98">
                <text:p>13.9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13.99">
                <text:p>13.9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4.11">
                <text:p>14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4.16">
                <text:p>14.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7638888888889">
                <text:p>0.757638888888889</text:p>
              </table:table-cell>
              <table:table-cell office:value-type="float" office:value="14.2">
                <text:p>14.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14.32">
                <text:p>14.3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14.35">
                <text:p>14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4.37">
                <text:p>14.3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14.38">
                <text:p>14.3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3055555555556">
                <text:p>0.893055555555556</text:p>
              </table:table-cell>
              <table:table-cell office:value-type="float" office:value="14.4">
                <text:p>14.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4.5">
                <text:p>14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4.51">
                <text:p>14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14.52">
                <text:p>14.5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1388888888889">
                <text:p>0.301388888888889</text:p>
              </table:table-cell>
              <table:table-cell office:value-type="float" office:value="14.52">
                <text:p>14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4305555555556">
                <text:p>0.374305555555556</text:p>
              </table:table-cell>
              <table:table-cell office:value-type="float" office:value="14.56">
                <text:p>14.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14.73">
                <text:p>14.7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4.89">
                <text:p>14.8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14.91">
                <text:p>14.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625">
                <text:p>0.35625</text:p>
              </table:table-cell>
              <table:table-cell office:value-type="float" office:value="14.96">
                <text:p>14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15.03">
                <text:p>15.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5.17">
                <text:p>15.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15.2">
                <text:p>15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3611111111111">
                <text:p>0.773611111111111</text:p>
              </table:table-cell>
              <table:table-cell office:value-type="float" office:value="15.28">
                <text:p>15.2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15.3">
                <text:p>15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5">
                <text:p>0.325</text:p>
              </table:table-cell>
              <table:table-cell office:value-type="float" office:value="15.32">
                <text:p>15.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15.35">
                <text:p>15.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9861111111111">
                <text:p>0.379861111111111</text:p>
              </table:table-cell>
              <table:table-cell office:value-type="float" office:value="15.44">
                <text:p>15.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27777777777778">
                <text:p>0.827777777777778</text:p>
              </table:table-cell>
              <table:table-cell office:value-type="float" office:value="15.47">
                <text:p>15.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15.78">
                <text:p>15.7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15.85">
                <text:p>15.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88888888888889">
                <text:p>0.788888888888889</text:p>
              </table:table-cell>
              <table:table-cell office:value-type="float" office:value="16.01">
                <text:p>16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16.05">
                <text:p>16.0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5694444444444">
                <text:p>0.875694444444444</text:p>
              </table:table-cell>
              <table:table-cell office:value-type="float" office:value="16.11">
                <text:p>16.1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16.26">
                <text:p>16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90972222222222">
                <text:p>0.790972222222222</text:p>
              </table:table-cell>
              <table:table-cell office:value-type="float" office:value="16.31">
                <text:p>16.3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16.7">
                <text:p>16.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16.98">
                <text:p>16.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7.42">
                <text:p>17.4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17.63">
                <text:p>17.6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9722222222222">
                <text:p>0.259722222222222</text:p>
              </table:table-cell>
              <table:table-cell office:value-type="float" office:value="17.71">
                <text:p>17.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17.71">
                <text:p>17.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48611111111111">
                <text:p>0.348611111111111</text:p>
              </table:table-cell>
              <table:table-cell office:value-type="float" office:value="18.04">
                <text:p>18.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8194444444444">
                <text:p>0.388194444444444</text:p>
              </table:table-cell>
              <table:table-cell office:value-type="float" office:value="18.12">
                <text:p>18.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18.17">
                <text:p>18.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5972222222222">
                <text:p>0.415972222222222</text:p>
              </table:table-cell>
              <table:table-cell office:value-type="float" office:value="18.19">
                <text:p>18.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18.25">
                <text:p>18.2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125">
                <text:p>0.4125</text:p>
              </table:table-cell>
              <table:table-cell office:value-type="float" office:value="18.3">
                <text:p>18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18.44">
                <text:p>18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7361111111111">
                <text:p>0.817361111111111</text:p>
              </table:table-cell>
              <table:table-cell office:value-type="float" office:value="18.58">
                <text:p>18.5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3194444444444">
                <text:p>0.863194444444444</text:p>
              </table:table-cell>
              <table:table-cell office:value-type="float" office:value="18.7">
                <text:p>18.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54166666666667">
                <text:p>0.754166666666667</text:p>
              </table:table-cell>
              <table:table-cell office:value-type="float" office:value="19.19">
                <text:p>19.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95138888888889">
                <text:p>0.795138888888889</text:p>
              </table:table-cell>
              <table:table-cell office:value-type="float" office:value="19.29">
                <text:p>19.2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19.29">
                <text:p>19.2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9.4">
                <text:p>19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9.57">
                <text:p>19.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6111111111111">
                <text:p>0.386111111111111</text:p>
              </table:table-cell>
              <table:table-cell office:value-type="float" office:value="19.67">
                <text:p>19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19.7">
                <text:p>19.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19.78">
                <text:p>19.7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0625">
                <text:p>0.80625</text:p>
              </table:table-cell>
              <table:table-cell office:value-type="float" office:value="19.86">
                <text:p>19.8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20.21">
                <text:p>20.2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5">
                <text:p>0.375</text:p>
              </table:table-cell>
              <table:table-cell office:value-type="float" office:value="20.41">
                <text:p>20.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21.01">
                <text:p>21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3194444444444">
                <text:p>0.263194444444444</text:p>
              </table:table-cell>
              <table:table-cell office:value-type="float" office:value="21.55">
                <text:p>21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21.75">
                <text:p>21.7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1388888888889">
                <text:p>0.801388888888889</text:p>
              </table:table-cell>
              <table:table-cell office:value-type="float" office:value="22.35">
                <text:p>22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92361111111111">
                <text:p>0.292361111111111</text:p>
              </table:table-cell>
              <table:table-cell office:value-type="float" office:value="22.83">
                <text:p>22.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625">
                <text:p>0.7625</text:p>
              </table:table-cell>
              <table:table-cell office:value-type="float" office:value="22.95">
                <text:p>22.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3611111111111">
                <text:p>0.273611111111111</text:p>
              </table:table-cell>
              <table:table-cell office:value-type="float" office:value="23.31">
                <text:p>23.3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23.59">
                <text:p>23.5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23.7">
                <text:p>23.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3.92">
                <text:p>23.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76388888888889">
                <text:p>0.776388888888889</text:p>
              </table:table-cell>
              <table:table-cell office:value-type="float" office:value="24.28">
                <text:p>24.2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24.72">
                <text:p>24.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9375">
                <text:p>0.39375</text:p>
              </table:table-cell>
              <table:table-cell office:value-type="float" office:value="25.23">
                <text:p>25.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25.5">
                <text:p>25.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25.71">
                <text:p>25.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25.75">
                <text:p>25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72222222222222">
                <text:p>0.772222222222222</text:p>
              </table:table-cell>
              <table:table-cell office:value-type="float" office:value="25.88">
                <text:p>25.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25.89">
                <text:p>25.8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26.69">
                <text:p>26.6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26.77">
                <text:p>26.7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2361111111111">
                <text:p>0.842361111111111</text:p>
              </table:table-cell>
              <table:table-cell office:value-type="float" office:value="26.85">
                <text:p>26.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27.04">
                <text:p>27.0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27.63">
                <text:p>27.6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8472222222222">
                <text:p>0.278472222222222</text:p>
              </table:table-cell>
              <table:table-cell office:value-type="float" office:value="28.01">
                <text:p>28.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28.41">
                <text:p>28.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59722222222222">
                <text:p>0.359722222222222</text:p>
              </table:table-cell>
              <table:table-cell office:value-type="float" office:value="28.67">
                <text:p>28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58333333333333">
                <text:p>0.758333333333333</text:p>
              </table:table-cell>
              <table:table-cell office:value-type="float" office:value="28.72">
                <text:p>28.7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30.29">
                <text:p>3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0.62">
                <text:p>30.6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30.76">
                <text:p>30.7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30.78">
                <text:p>30.7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31.56">
                <text:p>31.5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42361111111111">
                <text:p>0.242361111111111</text:p>
              </table:table-cell>
              <table:table-cell office:value-type="float" office:value="31.77">
                <text:p>31.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32.31">
                <text:p>32.3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34027777777778">
                <text:p>0.934027777777778</text:p>
              </table:table-cell>
              <table:table-cell office:value-type="float" office:value="32.33">
                <text:p>32.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59027777777778">
                <text:p>0.759027777777778</text:p>
              </table:table-cell>
              <table:table-cell office:value-type="float" office:value="32.96">
                <text:p>32.9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34.44">
                <text:p>34.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11805555555556">
                <text:p>0.811805555555556</text:p>
              </table:table-cell>
              <table:table-cell office:value-type="float" office:value="35.32">
                <text:p>35.3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75">
                <text:p>0.275</text:p>
              </table:table-cell>
              <table:table-cell office:value-type="float" office:value="35.97">
                <text:p>35.9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4861111111111">
                <text:p>0.254861111111111</text:p>
              </table:table-cell>
              <table:table-cell office:value-type="float" office:value="36.87">
                <text:p>36.8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37.29">
                <text:p>37.2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48611111111111">
                <text:p>0.748611111111111</text:p>
              </table:table-cell>
              <table:table-cell office:value-type="float" office:value="38.38">
                <text:p>38.3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39.1">
                <text:p>39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39.28">
                <text:p>39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54861111111111">
                <text:p>0.354861111111111</text:p>
              </table:table-cell>
              <table:table-cell office:value-type="float" office:value="39.82">
                <text:p>39.8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5625">
                <text:p>0.75625</text:p>
              </table:table-cell>
              <table:table-cell office:value-type="float" office:value="40.36">
                <text:p>40.3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40.56">
                <text:p>40.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61805555555555">
                <text:p>0.761805555555555</text:p>
              </table:table-cell>
              <table:table-cell office:value-type="float" office:value="41.28">
                <text:p>41.2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4375">
                <text:p>0.24375</text:p>
              </table:table-cell>
              <table:table-cell office:value-type="float" office:value="41.29">
                <text:p>41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85416666666667">
                <text:p>0.285416666666667</text:p>
              </table:table-cell>
              <table:table-cell office:value-type="float" office:value="42.34">
                <text:p>42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63194444444444">
                <text:p>0.763194444444444</text:p>
              </table:table-cell>
              <table:table-cell office:value-type="float" office:value="43">
                <text:p>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25">
                <text:p>0.2625</text:p>
              </table:table-cell>
              <table:table-cell office:value-type="float" office:value="43.52">
                <text:p>43.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7638888888889">
                <text:p>0.257638888888889</text:p>
              </table:table-cell>
              <table:table-cell office:value-type="float" office:value="45.19">
                <text:p>45.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6.32">
                <text:p>46.3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47.4">
                <text:p>47.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52083333333333">
                <text:p>0.752083333333333</text:p>
              </table:table-cell>
              <table:table-cell office:value-type="float" office:value="47.47">
                <text:p>47.4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47.77">
                <text:p>47.7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47.86">
                <text:p>47.8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5694444444444">
                <text:p>0.775694444444444</text:p>
              </table:table-cell>
              <table:table-cell office:value-type="float" office:value="48.1">
                <text:p>48.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49.21">
                <text:p>49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15972222222222">
                <text:p>0.815972222222222</text:p>
              </table:table-cell>
              <table:table-cell office:value-type="float" office:value="49.33">
                <text:p>49.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50.83">
                <text:p>50.83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